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9972*"/>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5pt solid #000000"/>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P84" style:family="paragraph" style:parent-style-name="Text_20_body">
      <style:text-properties officeooo:rsid="0043e685" officeooo:paragraph-rsid="0043e685"/>
    </style:style>
    <style:style style:name="P85" style:family="paragraph" style:parent-style-name="Heading_20_2" style:list-style-name="">
      <style:text-properties officeooo:rsid="0043e685" officeooo:paragraph-rsid="0043e685"/>
    </style:style>
    <style:style style:name="P86" style:family="paragraph" style:parent-style-name="Heading_20_2">
      <style:paragraph-properties fo:break-before="page"/>
      <style:text-properties officeooo:rsid="0043e685" officeooo:paragraph-rsid="0043e685"/>
    </style:style>
    <style:style style:name="P87" style:family="paragraph" style:parent-style-name="Text_20_body">
      <style:text-properties officeooo:rsid="00469eb1" officeooo:paragraph-rsid="00469eb1"/>
    </style:style>
    <style:style style:name="P88" style:family="paragraph" style:parent-style-name="Text_20_body">
      <style:text-properties officeooo:paragraph-rsid="00469eb1"/>
    </style:style>
    <style:style style:name="P89" style:family="paragraph" style:parent-style-name="Standard">
      <loext:graphic-properties draw:fill="solid" draw:fill-color="#1e1f22"/>
      <style:paragraph-properties fo:background-color="#1e1f22" fo:padding="0cm" fo:border="none" style:shadow="none"/>
      <style:text-properties officeooo:paragraph-rsid="0048bfde"/>
    </style:style>
    <style:style style:name="P90"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paragraph-rsid="0048bfde" style:font-size-asian="10pt" style:font-style-asian="normal" style:font-weight-asian="normal"/>
    </style:style>
    <style:style style:name="P91" style:family="paragraph" style:parent-style-name="Heading_20_2" style:list-style-name="">
      <style:text-properties officeooo:rsid="00469eb1" officeooo:paragraph-rsid="00469eb1"/>
    </style:style>
    <style:style style:name="P92" style:family="paragraph" style:parent-style-name="Heading_20_2">
      <style:paragraph-properties fo:break-before="page"/>
      <style:text-properties officeooo:rsid="00469eb1" officeooo:paragraph-rsid="00469eb1"/>
    </style:style>
    <style:style style:name="P93" style:family="paragraph" style:parent-style-name="Text_20_body">
      <style:text-properties officeooo:rsid="00483870" officeooo:paragraph-rsid="00483870"/>
    </style:style>
    <style:style style:name="P94" style:family="paragraph" style:parent-style-name="Text_20_body">
      <style:text-properties officeooo:rsid="00497818" officeooo:paragraph-rsid="00497818"/>
    </style:style>
    <style:style style:name="P95" style:family="paragraph" style:parent-style-name="Heading_20_2">
      <style:paragraph-properties fo:break-before="page"/>
      <style:text-properties officeooo:rsid="00497818" officeooo:paragraph-rsid="00497818"/>
    </style:style>
    <style:style style:name="T1" style:family="text">
      <style:text-properties officeooo:rsid="00175c15"/>
    </style:style>
    <style:style style:name="T2" style:family="text">
      <style:text-properties officeooo:rsid="001846b6"/>
    </style:style>
    <style:style style:name="T3" style:family="text">
      <style:text-properties officeooo:rsid="0019951a"/>
    </style:style>
    <style:style style:name="T4" style:family="text">
      <style:text-properties fo:color="#bcbec4" loext:opacity="100%" style:font-name="JetBrains Mono" fo:font-size="10pt" fo:font-style="normal" fo:font-weight="normal" style:font-size-asian="10pt" style:font-style-asian="normal" style:font-weight-asian="normal"/>
    </style:style>
    <style:style style:name="T5" style:family="text">
      <style:text-properties fo:color="#cf8e6d" loext:opacity="100%" style:font-name="JetBrains Mono" fo:font-size="10pt" fo:font-style="normal" fo:font-weight="normal" style:font-size-asian="10pt" style:font-style-asian="normal" style:font-weight-asian="normal"/>
    </style:style>
    <style:style style:name="T6" style:family="text">
      <style:text-properties fo:color="#c77dbb" loext:opacity="100%" style:font-name="JetBrains Mono" fo:font-size="10pt" fo:font-style="italic" fo:font-weight="normal" style:font-size-asian="10pt" style:font-style-asian="italic" style:font-weight-asian="normal"/>
    </style:style>
    <style:style style:name="T7" style:family="text">
      <style:text-properties fo:color="#6aab73" loext:opacity="100%" style:font-name="JetBrains Mono" fo:font-size="10pt" fo:font-style="normal" fo:font-weight="normal" style:font-size-asian="10pt" style:font-style-asian="normal" style:font-weight-asian="normal"/>
    </style:style>
    <style:style style:name="T8" style:family="text">
      <style:text-properties fo:color="#bcbec4" loext:opacity="100%" style:font-name="JetBrains Mono" fo:font-size="10pt" fo:font-style="italic" fo:font-weight="normal" style:font-size-asian="10pt" style:font-style-asian="italic" style:font-weight-asian="normal"/>
    </style:style>
    <style:style style:name="T9" style:family="text">
      <style:text-properties fo:color="#b3ae60" loext:opacity="100%" style:font-name="JetBrains Mono" fo:font-size="10pt" fo:font-style="normal" fo:font-weight="normal" style:font-size-asian="10pt" style:font-style-asian="normal" style:font-weight-asian="normal"/>
    </style:style>
    <style:style style:name="T10" style:family="text">
      <style:text-properties fo:color="#56a8f5" loext:opacity="100%" style:font-name="JetBrains Mono" fo:font-size="10pt" fo:font-style="normal" fo:font-weight="normal" style:font-size-asian="10pt" style:font-style-asian="normal" style:font-weight-asian="normal"/>
    </style:style>
    <style:style style:name="T11" style:family="text">
      <style:text-properties fo:color="#7a7e85" loext:opacity="100%" style:font-name="JetBrains Mono" fo:font-size="10pt" fo:font-style="normal" fo:font-weight="normal" style:font-size-asian="10pt" style:font-style-asian="normal" style:font-weight-asian="normal"/>
    </style:style>
    <style:style style:name="T12" style:family="text">
      <style:text-properties fo:color="#c77dbb" loext:opacity="100%" style:font-name="JetBrains Mono" fo:font-size="10pt" fo:font-style="normal" fo:font-weight="normal" style:font-size-asian="10pt" style:font-style-asian="normal" style:font-weight-asian="normal"/>
    </style:style>
    <style:style style:name="T13" style:family="text">
      <style:text-properties officeooo:rsid="001a75e4"/>
    </style:style>
    <style:style style:name="T14" style:family="text">
      <style:text-properties officeooo:rsid="001b95c3"/>
    </style:style>
    <style:style style:name="T15" style:family="text">
      <style:text-properties fo:font-weight="normal" style:font-weight-asian="normal" style:font-weight-complex="normal"/>
    </style:style>
    <style:style style:name="T16" style:family="text">
      <style:text-properties fo:font-weight="normal" officeooo:rsid="001a75e4" style:font-weight-asian="normal" style:font-weight-complex="normal"/>
    </style:style>
    <style:style style:name="T17" style:family="text">
      <style:text-properties fo:color="#2aacb8" loext:opacity="100%" style:font-name="JetBrains Mono" fo:font-size="10pt" fo:font-style="normal" fo:font-weight="normal" style:font-size-asian="10pt" style:font-style-asian="normal" style:font-weight-asian="normal"/>
    </style:style>
    <style:style style:name="T18" style:family="text">
      <style:text-properties officeooo:rsid="001de8ff"/>
    </style:style>
    <style:style style:name="T19" style:family="text">
      <style:text-properties officeooo:rsid="002c2ab4"/>
    </style:style>
    <style:style style:name="T20" style:family="text">
      <style:text-properties officeooo:rsid="002fefdf"/>
    </style:style>
    <style:style style:name="T21" style:family="text">
      <style:text-properties officeooo:rsid="0030db5d"/>
    </style:style>
    <style:style style:name="T22" style:family="text">
      <style:text-properties fo:font-weight="bold" style:font-weight-asian="bold" style:font-weight-complex="bold"/>
    </style:style>
    <style:style style:name="T23" style:family="text">
      <style:text-properties officeooo:rsid="003a5d90"/>
    </style:style>
    <style:style style:name="T24" style:family="text">
      <style:text-properties officeooo:rsid="00396938"/>
    </style:style>
    <style:style style:name="T25" style:family="text">
      <style:text-properties officeooo:rsid="003aacb0"/>
    </style:style>
    <style:style style:name="T26" style:family="text">
      <style:text-properties fo:color="#16baac" loext:opacity="100%" style:font-name="JetBrains Mono" fo:font-size="10pt" fo:font-style="normal" fo:font-weight="normal" style:font-size-asian="10pt" style:font-style-asian="normal" style:font-weight-asian="normal"/>
    </style:style>
    <style:style style:name="T27" style:family="text">
      <style:text-properties officeooo:rsid="004347d5"/>
    </style:style>
    <style:style style:name="T28" style:family="text">
      <style:text-properties officeooo:rsid="00469eb1"/>
    </style:style>
    <style:style style:name="T29" style:family="text">
      <style:text-properties officeooo:rsid="00483870"/>
    </style:style>
    <style:style style:name="T30" style:family="text">
      <style:text-properties officeooo:rsid="00477b73"/>
    </style:style>
    <style:style style:name="T31" style:family="text">
      <style:text-properties officeooo:rsid="0048bfd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1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1">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2">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2">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3">java</text:span></text:p>
      <table:table table:name="Table1" table:style-name="Table1">
        <table:table-column table:style-name="Table1.A"/>
        <table:table-row>
          <table:table-cell table:style-name="Table1.A1" office:value-type="string">
            <text:p text:style-name="P12" loext:marker-style-name="T4"><text:span text:style-name="T5">package </text:span><text:span text:style-name="T4">net.matt.tutorialmod;<text:line-break/><text:line-break/></text:span><text:span text:style-name="T5">import </text:span><text:span text:style-name="T4">net.fabricmc.api.ModInitializer;<text:line-break/><text:line-break/></text:span><text:span text:style-name="T5">import </text:span><text:span text:style-name="T4">net.matt.tutorialmod.item.ModItems;<text:line-break/></text:span><text:span text:style-name="T5">import </text:span><text:span text:style-name="T4">org.slf4j.Logger;<text:line-break/></text:span><text:span text:style-name="T5">import </text:span><text:span text:style-name="T4">org.slf4j.LoggerFactory;<text:line-break/><text:line-break/></text:span><text:span text:style-name="T5">public class </text:span><text:span text:style-name="T4">TutorialMod </text:span><text:span text:style-name="T5">implements </text:span><text:span text:style-name="T4">ModInitializer {<text:line-break/><text:tab/></text:span><text:span text:style-name="T5">public static final </text:span><text:span text:style-name="T4">String </text:span><text:span text:style-name="T6">MOD_ID </text:span><text:span text:style-name="T4">= </text:span><text:span text:style-name="T7">"tutorialmod"</text:span><text:span text:style-name="T4">;<text:line-break/><text:tab/></text:span><text:span text:style-name="T5">public static final </text:span><text:span text:style-name="T4">Logger </text:span><text:span text:style-name="T6">LOGGER </text:span><text:span text:style-name="T4">= LoggerFactory.</text:span><text:span text:style-name="T8">getLogger</text:span><text:span text:style-name="T4">(</text:span><text:span text:style-name="T6">MOD_ID</text:span><text:span text:style-name="T4">);<text:line-break/><text:line-break/><text:tab/></text:span><text:span text:style-name="T9">@Override<text:line-break/><text:tab/></text:span><text:span text:style-name="T5">public void </text:span><text:span text:style-name="T10">onInitialize</text:span><text:span text:style-name="T4">() {<text:line-break/> <text:s text:c="7"/></text:span><text:span text:style-name="T11">//Registers the ModItems class<text:line-break/> <text:s text:c="7"/></text:span><text:span text:style-name="T4">ModItems.</text:span><text:span text:style-name="T8">registerModItems</text:span><text:span text:style-name="T4">();<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4"><text:span text:style-name="T4">{<text:line-break/> <text:s/></text:span><text:span text:style-name="T12">"item.tutorialmod.pink_garnet"</text:span><text:span text:style-name="T4">: </text:span><text:span text:style-name="T7">"Pink Garnet"</text:span><text:span text:style-name="T4">,<text:line-break/> <text:s/></text:span><text:span text:style-name="T12">"item.tutorialmod.raw_pink_garnet"</text:span><text:span text:style-name="T4">: </text:span><text:span text:style-name="T7">"Raw Pink Garnet"<text:line-break/></text:span><text:span text:style-name="T4">}</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4"><text:span text:style-name="T4">{<text:line-break/> <text:s/></text:span><text:span text:style-name="T12">"parent"</text:span><text:span text:style-name="T4">: </text:span><text:span text:style-name="T7">"minecraft:item/generated"</text:span><text:span text:style-name="T4">,<text:line-break/> <text:s/></text:span><text:span text:style-name="T12">"textures"</text:span><text:span text:style-name="T4">: {<text:line-break/> <text:s text:c="3"/></text:span><text:span text:style-name="T12">"layer0"</text:span><text:span text:style-name="T4">: </text:span><text:span text:style-name="T7">"tutorialmod:item/pink_garnet"<text:line-break/> <text:s/></text:span><text:span text:style-name="T4">}<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4"><text:span text:style-name="T5">package </text:span><text:span text:style-name="T4">net.matt.tutorialmod.item;<text:line-break/><text:line-break/></text:span><text:span text:style-name="T5">import </text:span><text:span text:style-name="T4">net.fabricmc.fabric.api.itemgroup.v1.ItemGroupEvents;<text:line-break/></text:span><text:span text:style-name="T5">import </text:span><text:span text:style-name="T4">net.matt.tutorialmod.TutorialMod;<text:line-break/></text:span><text:span text:style-name="T5">import </text:span><text:span text:style-name="T4">net.minecraft.item.Item;<text:line-break/></text:span><text:span text:style-name="T5">import </text:span><text:span text:style-name="T4">net.minecraft.item.ItemGroups;<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util.Identifier;<text:line-break/><text:line-break/></text:span><text:span text:style-name="T5">public class </text:span><text:span text:style-name="T4">ModItems {<text:line-break/> <text:s text:c="3"/></text:span><text:span text:style-name="T11">//Register Item(s)<text:line-break/> <text:s text:c="3"/></text:span><text:span text:style-name="T5">public static final </text:span><text:span text:style-name="T4">Item </text:span><text:span text:style-name="T6">PINK_GARNET </text:span><text:span text:style-name="T4">= </text:span><text:span text:style-name="T8">registerItem</text:span><text:span text:style-name="T4">(</text:span><text:span text:style-name="T7">"pink_garnet"</text:span><text:span text:style-name="T4">, </text:span><text:span text:style-name="T5">new </text:span><text:span text:style-name="T4">Item(</text:span><text:span text:style-name="T5">new </text:span><text:span text:style-name="T4">Item.Settings()));<text:line-break/> <text:s text:c="3"/></text:span><text:span text:style-name="T5">public static final </text:span><text:span text:style-name="T4">Item </text:span><text:span text:style-name="T6">RAW_PINK_GARNET </text:span><text:span text:style-name="T4">= </text:span><text:span text:style-name="T8">registerItem</text:span><text:span text:style-name="T4">(</text:span><text:span text:style-name="T7">"raw_pink_garnet"</text:span><text:span text:style-name="T4">, </text:span><text:span text:style-name="T5">new </text:span><text:span text:style-name="T4">Item(</text:span><text:span text:style-name="T5">new </text:span><text:span text:style-name="T4">Item.Settings()));<text:line-break/></text:span><text:soft-page-break/><text:span text:style-name="T4"> <text:s text:c="3"/><text:line-break/> <text:s text:c="3"/></text:span><text:span text:style-name="T11">//Helper Method to assist in registering items, simplifies the inputs necessary<text:line-break/> <text:s text:c="3"/></text:span><text:span text:style-name="T5">public static </text:span><text:span text:style-name="T4">Item </text:span><text:span text:style-name="T10">registerItem</text:span><text:span text:style-name="T4">(String name, Item item){<text:line-break/> <text:s text:c="7"/></text:span><text:span text:style-name="T5">return </text:span><text:span text:style-name="T4">Registry.</text:span><text:span text:style-name="T8">register</text:span><text:span text:style-name="T4">(Registries.</text:span><text:span text:style-name="T6">ITEM</text:span><text:span text:style-name="T4">, Identifier.</text:span><text:span text:style-name="T8">of</text:span><text:span text:style-name="T4">(TutorialMod.</text:span><text:span text:style-name="T6">MOD_ID</text:span><text:span text:style-name="T4">, name),item);<text:line-break/> <text:s text:c="3"/>}<text:line-break/><text:line-break/> <text:s text:c="3"/></text:span><text:span text:style-name="T11">//Method to call ModItems Initialization<text:line-break/> <text:s text:c="3"/></text:span><text:span text:style-name="T5">public static void </text:span><text:span text:style-name="T10">registerModItems</text:span><text:span text:style-name="T4">(){<text:line-break/> <text:s text:c="7"/>TutorialMod.</text:span><text:span text:style-name="T6">LOGGER</text:span><text:span text:style-name="T4">.info(</text:span><text:span text:style-name="T7">"Registering Mod Items for " </text:span><text:span text:style-name="T4">+ TutorialMod.</text:span><text:span text:style-name="T6">MOD_ID</text:span><text:span text:style-name="T4">);<text:line-break/><text:line-break/> <text:s text:c="7"/></text:span><text:span text:style-name="T11">//Add registered items, to Ingredients tab<text:line-break/> <text:s text:c="7"/></text:span><text:span text:style-name="T4">ItemGroupEvents.</text:span><text:span text:style-name="T8">modifyEntriesEvent</text:span><text:span text:style-name="T4">(ItemGroups.</text:span><text:span text:style-name="T6">INGREDIENTS</text:span><text:span text:style-name="T4">).register(entries -&gt; {<text:line-break/> <text:s text:c="11"/>entries.add(</text:span><text:span text:style-name="T6">PINK_GARNET</text:span><text:span text:style-name="T4">);<text:line-break/> <text:s text:c="11"/>entries.add(</text:span><text:span text:style-name="T6">RAW_PINK_GARNET</text:span><text:span text:style-name="T4">);<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2">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3">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3">in world</text:span>. /cube_all, indicates a 6 sides shape using the same texture on all faces.</text:p>
      <text:p text:style-name="P16">~\models\item</text:p>
      <text:p text:style-name="P17"><text:tab/>- describes how the block item looks in the inventory/hand, <text:span text:style-name="T14">points back to the same file made in models/block</text:span></text:p>
      <text:p text:style-name="P15">~\textures\block</text:p>
      <text:p text:style-name="P15"><text:span text:style-name="T15">- </text:span><text:span text:style-name="T16">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4"><text:span text:style-name="T4">{<text:line-break/> <text:s/></text:span><text:span text:style-name="T12">"variants"</text:span><text:span text:style-name="T4">: {<text:line-break/> <text:s text:c="3"/></text:span><text:span text:style-name="T12">""</text:span><text:span text:style-name="T4">: {<text:line-break/> <text:s text:c="5"/></text:span><text:span text:style-name="T12">"model"</text:span><text:span text:style-name="T4">: </text:span><text:span text:style-name="T7">"tutorialmod:block/pink_garnet_block"<text:line-break/> <text:s text:c="3"/></text:span><text:span text:style-name="T4">}<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4"><text:span text:style-name="T4">{<text:line-break/> <text:s/></text:span><text:span text:style-name="T12">"parent"</text:span><text:span text:style-name="T4">: </text:span><text:span text:style-name="T7">"minecraft:block/cube_all"</text:span><text:span text:style-name="T4">,<text:line-break/> <text:s/></text:span><text:span text:style-name="T12">"textures"</text:span><text:span text:style-name="T4">: {<text:line-break/> <text:s text:c="3"/></text:span><text:span text:style-name="T12">"all"</text:span><text:span text:style-name="T4">: </text:span><text:span text:style-name="T7">"tutorialmod:block/pink_garnet_block"<text:line-break/> <text:s/></text:span><text:span text:style-name="T4">}<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4"><text:span text:style-name="T4">{<text:line-break/> <text:s/></text:span><text:span text:style-name="T12">"parent"</text:span><text:span text:style-name="T4">: </text:span><text:span text:style-name="T7">"tutorialmod:block/pink_garnet_block"<text:line-break/></text:span><text:span text:style-name="T4">}</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4"><text:span text:style-name="T5">package </text:span><text:span text:style-name="T4">net.matt.tutorialmod.block;<text:line-break/><text:line-break/></text:span><text:span text:style-name="T5">import </text:span><text:span text:style-name="T4">net.fabricmc.fabric.api.itemgroup.v1.ItemGroupEvents;<text:line-break/></text:span><text:span text:style-name="T5">import </text:span><text:span text:style-name="T4">net.matt.tutorialmod.TutorialMod;<text:line-break/></text:span><text:span text:style-name="T5">import </text:span><text:span text:style-name="T4">net.minecraft.block.AbstractBlock;<text:line-break/></text:span><text:span text:style-name="T5">import </text:span><text:span text:style-name="T4">net.minecraft.block.Block;<text:line-break/></text:span><text:span text:style-name="T5">import </text:span><text:span text:style-name="T4">net.minecraft.item.BlockItem;<text:line-break/></text:span><text:span text:style-name="T5">import </text:span><text:span text:style-name="T4">net.minecraft.item.Item;<text:line-break/></text:span><text:span text:style-name="T5">import </text:span><text:span text:style-name="T4">net.minecraft.item.ItemGroups;<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sound.BlockSoundGroup;<text:line-break/></text:span><text:span text:style-name="T5">import </text:span><text:span text:style-name="T4">net.minecraft.util.Identifier;<text:line-break/><text:line-break/></text:span><text:span text:style-name="T5">public class </text:span><text:span text:style-name="T4">ModBlocks {<text:line-break/><text:line-break/> <text:s text:c="3"/></text:span><text:span text:style-name="T11">/* To register blocks you need to register the block itself as well as the item associated with it. */<text:line-break/><text:line-break/> <text:s text:c="3"/>//register blocks<text:line-break/> <text:s text:c="3"/></text:span><text:span text:style-name="T5">public static final </text:span><text:span text:style-name="T4">Block </text:span><text:span text:style-name="T6">PINK_GARNET_BLOCK </text:span><text:span text:style-name="T4">= </text:span><text:span text:style-name="T8">registerBlock</text:span><text:span text:style-name="T4">(</text:span><text:span text:style-name="T7">"pink_garnet_block"</text:span><text:span text:style-name="T4">, </text:span><text:span text:style-name="T5">new </text:span><text:span text:style-name="T4">Block(AbstractBlock.Settings.</text:span><text:span text:style-name="T8">create</text:span><text:span text:style-name="T4">().strength(</text:span><text:span text:style-name="T17">4f</text:span><text:span text:style-name="T4">) .requiresTool().sounds(BlockSoundGroup.</text:span><text:span text:style-name="T6">AMETHYST_BLOCK</text:span><text:span text:style-name="T4">))); </text:span><text:span text:style-name="T11">//Set sounds and tool settings<text:line-break/> <text:s text:c="3"/></text:span><text:span text:style-name="T5">public static final </text:span><text:span text:style-name="T4">Block </text:span><text:span text:style-name="T6">RAW_PINK_GARNET_BLOCK </text:span><text:span text:style-name="T4">= </text:span><text:span text:style-name="T8">registerBlock</text:span><text:span text:style-name="T4">(</text:span><text:span text:style-name="T7">"raw_pink_garnet_block"</text:span><text:span text:style-name="T4">, </text:span><text:span text:style-name="T5">new </text:span><text:span text:style-name="T4">Block(AbstractBlock.Settings.</text:span><text:span text:style-name="T8">create</text:span><text:span text:style-name="T4">().strength(</text:span><text:span text:style-name="T17">4f</text:span><text:span text:style-name="T4">).requiresTool().sounds(BlockSoundGroup.</text:span><text:span text:style-name="T6">AMETHYST_BLOCK</text:span><text:span text:style-name="T4">))); </text:span><text:span text:style-name="T11">//Set sounds and tool settings<text:line-break/><text:line-break/> <text:s text:c="3"/>//===helper Methods===<text:line-break/> <text:s text:c="3"/>//Register Block<text:line-break/> <text:s text:c="3"/></text:span><text:span text:style-name="T5">private static </text:span><text:span text:style-name="T4">Block </text:span><text:span text:style-name="T10">registerBlock</text:span><text:span text:style-name="T4">(String name, Block block){<text:line-break/> <text:s text:c="7"/></text:span><text:span text:style-name="T8">registerBlockItem</text:span><text:span text:style-name="T4">(name, block);<text:line-break/> <text:s text:c="7"/></text:span><text:span text:style-name="T5">return <text:s/></text:span><text:span text:style-name="T4">Registry.</text:span><text:span text:style-name="T8">register</text:span><text:span text:style-name="T4">(Registries.</text:span><text:span text:style-name="T6">BLOCK</text:span><text:span text:style-name="T4">, Identifier.</text:span><text:span text:style-name="T8">of</text:span><text:span text:style-name="T4">(TutorialMod.</text:span><text:span text:style-name="T6">MOD_ID</text:span><text:span text:style-name="T4">, name), block);<text:line-break/> <text:s text:c="3"/>}<text:line-break/><text:line-break/> <text:s text:c="3"/></text:span><text:span text:style-name="T11">//Register Block Item<text:line-break/> <text:s text:c="3"/></text:span><text:span text:style-name="T5">private static void </text:span><text:span text:style-name="T10">registerBlockItem</text:span><text:span text:style-name="T4">(String name, Block block){<text:line-break/> <text:s text:c="7"/>Registry.</text:span><text:span text:style-name="T8">register</text:span><text:span text:style-name="T4">(Registries.</text:span><text:span text:style-name="T6">ITEM</text:span><text:span text:style-name="T4">, Identifier.</text:span><text:span text:style-name="T8">of</text:span><text:span text:style-name="T4">(TutorialMod.</text:span><text:span text:style-name="T6">MOD_ID</text:span><text:span text:style-name="T4">, name), </text:span><text:span text:style-name="T5">new </text:span><text:span text:style-name="T4">BlockItem(block, </text:span><text:span text:style-name="T5">new </text:span><text:span text:style-name="T4">Item.Settings()));<text:line-break/> <text:s text:c="3"/>}<text:line-break/><text:line-break/> <text:s text:c="4"/></text:span><text:span text:style-name="T5">public static void </text:span><text:span text:style-name="T10">registerModBlocks</text:span><text:span text:style-name="T4">(){<text:line-break/> <text:s text:c="8"/>TutorialMod.</text:span><text:span text:style-name="T6">LOGGER</text:span><text:span text:style-name="T4">.info(</text:span><text:span text:style-name="T7">"Registering Mod Blocks for " </text:span><text:span text:style-name="T4">+ TutorialMod.</text:span><text:span text:style-name="T6">MOD_ID</text:span><text:span text:style-name="T4">);<text:line-break/><text:line-break/> <text:s text:c="8"/></text:span><text:span text:style-name="T11">//Add blocks to inventory<text:line-break/> <text:s text:c="8"/></text:span><text:span text:style-name="T4">ItemGroupEvents.</text:span><text:span text:style-name="T8">modifyEntriesEvent</text:span><text:span text:style-name="T4">(ItemGroups.</text:span><text:span text:style-name="T6">BUILDING_BLOCKS</text:span><text:span text:style-name="T4">).register(entries -&gt; {<text:line-break/> <text:s text:c="12"/>entries.add(ModBlocks.</text:span><text:span text:style-name="T6">PINK_GARNET_BLOCK</text:span><text:span text:style-name="T4">);<text:line-break/> <text:s text:c="12"/>entries.add(ModBlocks.</text:span><text:span text:style-name="T6">RAW_PINK_GARNET_BLOCK</text:span><text:span text:style-name="T4">);<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8">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4"><text:span text:style-name="T5">package </text:span><text:span text:style-name="T4">net.matt.tutorialmod.item;<text:line-break/><text:line-break/></text:span><text:span text:style-name="T5">import </text:span><text:span text:style-name="T4">net.fabricmc.fabric.api.itemgroup.v1.FabricItemGroup;<text:line-break/></text:span><text:span text:style-name="T5">import </text:span><text:span text:style-name="T4">net.matt.tutorialmod.TutorialMod;<text:line-break/></text:span><text:span text:style-name="T5">import </text:span><text:span text:style-name="T4">net.matt.tutorialmod.block.ModBlocks;<text:line-break/></text:span><text:span text:style-name="T5">import </text:span><text:span text:style-name="T4">net.minecraft.item.ItemGroup;<text:line-break/></text:span><text:span text:style-name="T5">import </text:span><text:span text:style-name="T4">net.minecraft.item.ItemStack;<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text.Text;<text:line-break/></text:span><text:span text:style-name="T5">import </text:span><text:span text:style-name="T4">net.minecraft.util.Identifier;<text:line-break/><text:line-break/></text:span><text:span text:style-name="T5">public class </text:span><text:span text:style-name="T4">ModItemGroups {<text:line-break/> <text:s text:c="3"/></text:span><text:span text:style-name="T11">//Custom Item Groups<text:line-break/> <text:s text:c="3"/></text:span><text:span text:style-name="T5">public static final </text:span><text:span text:style-name="T4">ItemGroup </text:span><text:span text:style-name="T6">PINK_GARNET_ITEMS_GROUP </text:span><text:span text:style-name="T4">= Registry.</text:span><text:span text:style-name="T8">register</text:span><text:span text:style-name="T4">(Registries.</text:span><text:span text:style-name="T6">ITEM_GROUP</text:span><text:span text:style-name="T4">,<text:line-break/> <text:s text:c="11"/>Identifier.</text:span><text:span text:style-name="T8">of</text:span><text:span text:style-name="T4">(TutorialMod.</text:span><text:span text:style-name="T6">MOD_ID</text:span><text:span text:style-name="T4">, </text:span><text:span text:style-name="T7">"pink_garnet_items"</text:span><text:span text:style-name="T4">),<text:line-break/> <text:s text:c="11"/>FabricItemGroup.</text:span><text:span text:style-name="T8">builder</text:span><text:span text:style-name="T4">().icon(() -&gt; </text:span><text:span text:style-name="T5">new </text:span><text:span text:style-name="T4">ItemStack(ModItems.</text:span><text:span text:style-name="T6">PINK_GARNET</text:span><text:span text:style-name="T4">))<text:line-break/> <text:s text:c="19"/>.displayName(Text.</text:span><text:span text:style-name="T8">translatable</text:span><text:span text:style-name="T4">(</text:span><text:span text:style-name="T7">"itemgroup.tutorialmod.pink_garnet_items"</text:span><text:span text:style-name="T4">))<text:line-break/> <text:s text:c="19"/>.entries((displayContext, entries) -&gt; {<text:line-break/> <text:s text:c="23"/>entries.add(ModItems.</text:span><text:span text:style-name="T6">PINK_GARNET</text:span><text:span text:style-name="T4">);<text:line-break/> <text:s text:c="23"/>entries.add(ModItems.</text:span><text:span text:style-name="T6">RAW_PINK_GARNET</text:span><text:span text:style-name="T4">);<text:line-break/><text:line-break/> <text:s text:c="19"/>}).build());<text:line-break/><text:line-break/> <text:s text:c="3"/></text:span><text:span text:style-name="T5">public static final </text:span><text:span text:style-name="T4">ItemGroup </text:span><text:span text:style-name="T6">PINK_GARNET_BLOCKS_GROUP </text:span><text:span text:style-name="T4">= Registry.</text:span><text:span text:style-name="T8">register</text:span><text:span text:style-name="T4">(Registries.</text:span><text:span text:style-name="T6">ITEM_GROUP</text:span><text:span text:style-name="T4">,<text:line-break/> <text:s text:c="11"/>Identifier.</text:span><text:span text:style-name="T8">of</text:span><text:span text:style-name="T4">(TutorialMod.</text:span><text:span text:style-name="T6">MOD_ID</text:span><text:span text:style-name="T4">, </text:span><text:span text:style-name="T7">"pink_garnet_blocks"</text:span><text:span text:style-name="T4">),<text:line-break/> <text:s text:c="11"/>FabricItemGroup.</text:span><text:span text:style-name="T8">builder</text:span><text:span text:style-name="T4">().icon(() -&gt; </text:span><text:span text:style-name="T5">new </text:span><text:span text:style-name="T4">ItemStack(ModBlocks.</text:span><text:span text:style-name="T6">PINK_GARNET_BLOCK</text:span><text:span text:style-name="T4">))<text:line-break/> <text:s text:c="19"/>.displayName(Text.</text:span><text:span text:style-name="T8">translatable</text:span><text:span text:style-name="T4">(</text:span><text:span text:style-name="T7">"itemgroup.tutorialmod.pink_garnet_blocks"</text:span><text:span text:style-name="T4">))<text:line-break/> <text:s text:c="19"/>.entries((displayContext, entries) -&gt; {<text:line-break/> <text:s text:c="23"/>entries.add(ModBlocks.</text:span><text:span text:style-name="T6">PINK_GARNET_BLOCK</text:span><text:span text:style-name="T4">);<text:line-break/> <text:s text:c="23"/>entries.add(ModBlocks.</text:span><text:span text:style-name="T6">RAW_PINK_GARNET_BLOCK</text:span><text:span text:style-name="T4">);<text:line-break/><text:line-break/> <text:s text:c="19"/>}).build());<text:line-break/><text:line-break/> <text:s text:c="3"/></text:span><text:span text:style-name="T11">//Register Item Groups Method, call in TutorialMod<text:line-break/> <text:s text:c="3"/></text:span><text:span text:style-name="T5">public static void </text:span><text:span text:style-name="T10">registerItemGroups</text:span><text:span text:style-name="T4">(){<text:line-break/> <text:s text:c="7"/>TutorialMod.</text:span><text:span text:style-name="T6">LOGGER</text:span><text:span text:style-name="T4">.info(</text:span><text:span text:style-name="T7">"Registering Item Groups for " </text:span><text:span text:style-name="T4">+ TutorialMod.</text:span><text:span text:style-name="T6">MOD_ID</text:span><text:span text:style-name="T4">);<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4"><text:span text:style-name="T4">{<text:line-break/> <text:s/></text:span><text:span text:style-name="T12">"type"</text:span><text:span text:style-name="T4">: </text:span><text:span text:style-name="T7">"minecraft:crafting_shapeless"</text:span><text:span text:style-name="T4">,<text:line-break/> <text:s/></text:span><text:span text:style-name="T12">"category"</text:span><text:span text:style-name="T4">: </text:span><text:span text:style-name="T7">"building"</text:span><text:span text:style-name="T4">,<text:line-break/> <text:s/></text:span><text:span text:style-name="T12">"ingredients"</text:span><text:span text:style-name="T4">: [<text:line-break/> <text:s text:c="3"/>{<text:line-break/> <text:s text:c="5"/></text:span><text:span text:style-name="T12">"item"</text:span><text:span text:style-name="T4">: </text:span><text:span text:style-name="T7">"tutorialmod:pink_garnet_block"<text:line-break/> <text:s text:c="3"/></text:span><text:span text:style-name="T4">}<text:line-break/> <text:s/>],<text:line-break/> <text:s/></text:span><text:span text:style-name="T12">"result"</text:span><text:span text:style-name="T4">: {<text:line-break/> <text:s text:c="3"/></text:span><text:span text:style-name="T12">"count"</text:span><text:span text:style-name="T4">: </text:span><text:span text:style-name="T17">9</text:span><text:span text:style-name="T4">,<text:line-break/> <text:s text:c="3"/></text:span><text:span text:style-name="T12">"id"</text:span><text:span text:style-name="T4">: </text:span><text:span text:style-name="T7">"tutorialmod:pink_garnet"<text:line-break/> <text:s/></text:span><text:span text:style-name="T4">}<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4"><text:span text:style-name="T4">{<text:line-break/> <text:s/></text:span><text:span text:style-name="T12">"type"</text:span><text:span text:style-name="T4">: </text:span><text:span text:style-name="T7">"minecraft:crafting_shaped"</text:span><text:span text:style-name="T4">,<text:line-break/> <text:s/></text:span><text:span text:style-name="T12">"category"</text:span><text:span text:style-name="T4">: </text:span><text:span text:style-name="T7">"misc"</text:span><text:span text:style-name="T4">,<text:line-break/> <text:s/></text:span><text:span text:style-name="T12">"key"</text:span><text:span text:style-name="T4">: {<text:line-break/> <text:s text:c="3"/></text:span><text:span text:style-name="T12">"#" </text:span><text:span text:style-name="T4">: {<text:line-break/> <text:s text:c="5"/></text:span><text:span text:style-name="T12">"item"</text:span><text:span text:style-name="T4">: </text:span><text:span text:style-name="T7">"tutorialmod:pink_garnet"<text:line-break/> <text:s text:c="3"/></text:span><text:span text:style-name="T4">}<text:line-break/> <text:s/>},<text:line-break/> <text:s/></text:span><text:span text:style-name="T12">"pattern"</text:span><text:span text:style-name="T4">: [<text:line-break/> <text:s text:c="3"/></text:span><text:span text:style-name="T7">"###"</text:span><text:span text:style-name="T4">,<text:line-break/> <text:s text:c="3"/></text:span><text:span text:style-name="T7">"###"</text:span><text:span text:style-name="T4">,<text:line-break/> <text:s text:c="3"/></text:span><text:span text:style-name="T7">"###"<text:line-break/> <text:s/></text:span><text:span text:style-name="T4">],<text:line-break/> <text:s/></text:span><text:span text:style-name="T12">"result"</text:span><text:span text:style-name="T4">: {<text:line-break/> <text:s text:c="3"/></text:span><text:span text:style-name="T12">"count"</text:span><text:span text:style-name="T4">: </text:span><text:span text:style-name="T17">1</text:span><text:span text:style-name="T4">,<text:line-break/> <text:s text:c="3"/></text:span><text:span text:style-name="T12">"id"</text:span><text:span text:style-name="T4">: </text:span><text:span text:style-name="T7">"tutorialmod:pink_garnet_block"<text:line-break/> <text:s/></text:span><text:span text:style-name="T4">}<text:line-break/></text:span><text:soft-page-break/><text:span text:style-name="T4">}</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4"><text:span text:style-name="T4">{<text:line-break/> <text:s/></text:span><text:span text:style-name="T12">"type"</text:span><text:span text:style-name="T4">: </text:span><text:span text:style-name="T7">"minecraft:blasting"</text:span><text:span text:style-name="T4">,<text:line-break/> <text:s/></text:span><text:span text:style-name="T12">"category"</text:span><text:span text:style-name="T4">: </text:span><text:span text:style-name="T7">"misc"</text:span><text:span text:style-name="T4">,<text:line-break/> <text:s/></text:span><text:span text:style-name="T12">"cookingtime"</text:span><text:span text:style-name="T4">: </text:span><text:span text:style-name="T17">100</text:span><text:span text:style-name="T4">,<text:line-break/> <text:s/></text:span><text:span text:style-name="T12">"experience"</text:span><text:span text:style-name="T4">: </text:span><text:span text:style-name="T17">0.2</text:span><text:span text:style-name="T4">,<text:line-break/> <text:s/></text:span><text:span text:style-name="T12">"group"</text:span><text:span text:style-name="T4">: </text:span><text:span text:style-name="T7">"pink_garnet"</text:span><text:span text:style-name="T4">,<text:line-break/> <text:s/></text:span><text:span text:style-name="T12">"ingredient"</text:span><text:span text:style-name="T4">: {<text:line-break/> <text:s text:c="3"/></text:span><text:span text:style-name="T12">"item"</text:span><text:span text:style-name="T4">: </text:span><text:span text:style-name="T7">"tutorialmod:raw_pink_garnet"<text:line-break/> <text:s/></text:span><text:span text:style-name="T4">},<text:line-break/> <text:s/></text:span><text:span text:style-name="T12">"result"</text:span><text:span text:style-name="T4">: {<text:line-break/> <text:s text:c="3"/></text:span><text:span text:style-name="T12">"id"</text:span><text:span text:style-name="T4">: </text:span><text:span text:style-name="T7">"tutorialmod:pink_garnet"<text:line-break/> <text:s/></text:span><text:span text:style-name="T4">}<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4"><text:span text:style-name="T4">{<text:line-break/> <text:s/></text:span><text:span text:style-name="T12">"replace"</text:span><text:span text:style-name="T4">: </text:span><text:span text:style-name="T5">false</text:span><text:span text:style-name="T4">,<text:line-break/> <text:s/></text:span><text:span text:style-name="T12">"values"</text:span><text:span text:style-name="T4">: [<text:line-break/> <text:s text:c="3"/></text:span><text:span text:style-name="T7">"tutorialmod:pink_garnet_block"</text:span><text:span text:style-name="T4">,<text:line-break/> <text:s text:c="3"/></text:span><text:span text:style-name="T7">"tutorialmod:raw_pink_garnet_block"</text:span><text:span text:style-name="T4">,<text:line-break/> <text:s text:c="3"/></text:span><text:span text:style-name="T7">"tutorialmod:pink_garnet_ore"</text:span><text:span text:style-name="T4">,<text:line-break/> <text:s text:c="3"/></text:span><text:span text:style-name="T7">"tutorialmod:pink_garnet_deepslate_ore"<text:line-break/> <text:s/></text:span><text:span text:style-name="T4">]<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19">ei</text:span>gh<text:span text:style-name="T19">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4"><text:span text:style-name="T5">public class </text:span><text:span text:style-name="T4">ChiselItem </text:span><text:span text:style-name="T5">extends </text:span><text:span text:style-name="T4">Item {<text:line-break/><text:line-break/> <text:s text:c="3"/></text:span><text:span text:style-name="T5">private static final </text:span><text:span text:style-name="T4">Map&lt;Block, Block&gt; </text:span><text:span text:style-name="T6">CHISEL_MAP </text:span><text:span text:style-name="T4">= Map.</text:span><text:span text:style-name="T8">of</text:span><text:span text:style-name="T4">(<text:line-break/> <text:s text:c="11"/>Blocks.</text:span><text:span text:style-name="T6">STONE</text:span><text:span text:style-name="T4">, Blocks.</text:span><text:span text:style-name="T6">STONE_BRICKS</text:span><text:span text:style-name="T4">,<text:line-break/> <text:s text:c="11"/>Blocks.</text:span><text:span text:style-name="T6">END_STONE</text:span><text:span text:style-name="T4">, Blocks.</text:span><text:span text:style-name="T6">END_STONE_BRICKS</text:span><text:span text:style-name="T4">,<text:line-break/> <text:s text:c="11"/>Blocks.</text:span><text:span text:style-name="T6">NETHERRACK</text:span><text:span text:style-name="T4">, Blocks.</text:span><text:span text:style-name="T6">NETHER_BRICKS</text:span><text:span text:style-name="T4">,<text:line-break/> <text:s text:c="11"/>Blocks.</text:span><text:span text:style-name="T6">DEEPSLATE</text:span><text:span text:style-name="T4">, Blocks.</text:span><text:span text:style-name="T6">DEEPSLATE_BRICKS</text:span><text:span text:style-name="T4">,<text:line-break/> <text:s text:c="11"/>Blocks.</text:span><text:span text:style-name="T6">OAK_LOG</text:span><text:span text:style-name="T4">, ModBlocks.</text:span><text:span text:style-name="T6">PINK_GARNET_BLOCK<text:line-break/> <text:s text:c="3"/></text:span><text:span text:style-name="T4">);<text:line-break/><text:line-break/> <text:s text:c="3"/></text:span><text:span text:style-name="T5">public </text:span><text:span text:style-name="T10">ChiselItem</text:span><text:span text:style-name="T4">(Settings settings) {<text:line-break/> <text:s text:c="7"/></text:span><text:span text:style-name="T5">super</text:span><text:span text:style-name="T4">(settings);<text:line-break/> <text:s text:c="3"/>}<text:line-break/><text:line-break/> <text:s text:c="3"/></text:span><text:span text:style-name="T11">//want to make this item do something when clicking on another block with it:<text:line-break/> <text:s text:c="3"/></text:span><text:span text:style-name="T9">@Override<text:line-break/> <text:s text:c="3"/></text:span><text:span text:style-name="T5">public </text:span><text:span text:style-name="T4">ActionResult </text:span><text:span text:style-name="T10">useOnBlock</text:span><text:span text:style-name="T4">(ItemUsageContext context) { </text:span><text:span text:style-name="T11">//ItemUsageContext allows for a lot of information to be gotten<text:line-break/> <text:s text:c="7"/></text:span><text:span text:style-name="T4">World world = context.getWorld();<text:line-break/> <text:s text:c="7"/>Block clickedBlock = world.getBlockState(context.getBlockPos()).getBlock(); </text:span><text:span text:style-name="T11">//gets the block located at the location that was clicked<text:line-break/><text:line-break/> <text:s text:c="7"/>//Check if block is part of map<text:line-break/> <text:s text:c="7"/></text:span><text:span text:style-name="T5">if</text:span><text:span text:style-name="T4">(</text:span><text:span text:style-name="T6">CHISEL_MAP</text:span><text:span text:style-name="T4">.containsKey(clickedBlock)){<text:line-break/> <text:s text:c="11"/></text:span><text:span text:style-name="T11">//Makes this only occur on server side rather than client<text:line-break/> <text:s text:c="11"/></text:span><text:span text:style-name="T5">if</text:span><text:span text:style-name="T4">(!world.isClient()){<text:line-break/> <text:s text:c="15"/></text:span><text:span text:style-name="T11">//swap block for new block<text:line-break/> <text:s text:c="15"/></text:span><text:span text:style-name="T4">world.setBlockState(context.getBlockPos(), </text:span><text:span text:style-name="T6">CHISEL_MAP</text:span><text:span text:style-name="T4">.get(clickedBlock).getDefaultState());<text:line-break/><text:line-break/> <text:s text:c="15"/></text:span><text:span text:style-name="T11">//damage the held item<text:line-break/> <text:s text:c="15"/></text:span><text:span text:style-name="T4">context.getStack().damage(</text:span><text:span text:style-name="T17">1</text:span><text:span text:style-name="T4">,((ServerWorld) world), ((ServerPlayerEntity) context.getPlayer()),<text:line-break/> <text:s text:c="23"/>item -&gt; </text:span><text:span text:style-name="T12">context</text:span><text:span text:style-name="T4">.getPlayer().sendEquipmentBreakStatus(item, EquipmentSlot.</text:span><text:span text:style-name="T6">MAINHAND</text:span><text:span text:style-name="T4">));<text:line-break/><text:line-break/> <text:s text:c="15"/></text:span><text:span text:style-name="T11">//Play sound<text:line-break/> <text:s text:c="15"/></text:span><text:span text:style-name="T4">world.playSound(</text:span><text:span text:style-name="T5">null</text:span><text:span text:style-name="T4">, context.getBlockPos(), SoundEvents.</text:span><text:span text:style-name="T6">BLOCK_GRINDSTONE_USE</text:span><text:span text:style-name="T4">, SoundCategory.</text:span><text:span text:style-name="T6">BLOCKS</text:span><text:span text:style-name="T4">);<text:line-break/> <text:s text:c="11"/>}<text:line-break/> <text:s text:c="7"/>}<text:line-break/> <text:s text:c="7"/></text:span><text:span text:style-name="T11">//Causes the hand to show using of the item<text:line-break/> <text:s text:c="7"/></text:span><text:span text:style-name="T5">return </text:span><text:span text:style-name="T4">ActionResult.</text:span><text:span text:style-name="T6">SUCCESS</text:span><text:span text:style-name="T4">;<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4"><text:span text:style-name="T5">public static final </text:span><text:span text:style-name="T4">Item </text:span><text:span text:style-name="T6">CHISEL </text:span><text:span text:style-name="T4">= </text:span><text:span text:style-name="T8">registerItem</text:span><text:span text:style-name="T4">(</text:span><text:span text:style-name="T7">"chisel"</text:span><text:span text:style-name="T4">, </text:span><text:span text:style-name="T5">new </text:span><text:span text:style-name="T4">ChiselItem(</text:span><text:span text:style-name="T5">new </text:span><text:span text:style-name="T4">Item.Settings().maxDamage(</text:span><text:span text:style-name="T17">32</text:span><text:span text:style-name="T4">)));</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4"><text:span text:style-name="T5">public class </text:span><text:span text:style-name="T4">MagicBlock </text:span><text:span text:style-name="T5">extends </text:span><text:span text:style-name="T4">Block {<text:line-break/> <text:s text:c="3"/></text:span><text:span text:style-name="T5">public </text:span><text:span text:style-name="T10">MagicBlock</text:span><text:span text:style-name="T4">(Settings settings) {<text:line-break/> <text:s text:c="7"/></text:span><text:span text:style-name="T5">super</text:span><text:span text:style-name="T4">(settings);<text:line-break/> <text:s text:c="3"/>}<text:line-break/><text:line-break/><text:line-break/> <text:s text:c="3"/></text:span><text:span text:style-name="T11">//onUse called when you right-click a block with no item in your hand<text:line-break/> <text:s text:c="3"/></text:span><text:span text:style-name="T9">@Override<text:line-break/> <text:s text:c="3"/></text:span><text:span text:style-name="T5">protected </text:span><text:span text:style-name="T4">ActionResult </text:span><text:span text:style-name="T10">onUse</text:span><text:span text:style-name="T4">(BlockState state, World world, BlockPos pos, PlayerEntity player, BlockHitResult hit) {<text:line-break/><text:line-break/> <text:s text:c="7"/></text:span><text:span text:style-name="T11">//Play sound at player pos<text:line-break/> <text:s text:c="7"/></text:span><text:span text:style-name="T4">world.playSound(player, pos, SoundEvents.</text:span><text:span text:style-name="T6">BLOCK_AMETHYST_BLOCK_CHIME</text:span><text:span text:style-name="T4">, SoundCategory.</text:span><text:span text:style-name="T6">BLOCKS</text:span><text:span text:style-name="T4">, </text:span><text:span text:style-name="T17">1f</text:span><text:span text:style-name="T4">, </text:span><text:span text:style-name="T17">1f</text:span><text:span text:style-name="T4">);<text:line-break/><text:line-break/> <text:s text:c="7"/></text:span><text:span text:style-name="T5">return </text:span><text:span text:style-name="T4">ActionResult.</text:span><text:span text:style-name="T6">SUCCESS</text:span><text:span text:style-name="T4">;<text:line-break/> <text:s text:c="3"/>}<text:line-break/><text:line-break/><text:line-break/> <text:s text:c="3"/></text:span><text:span text:style-name="T11">//When an item is thrown onto the block, transforms the item into something new<text:line-break/> <text:s text:c="3"/></text:span><text:span text:style-name="T9">@Override<text:line-break/> <text:s text:c="3"/></text:span><text:span text:style-name="T5">public void </text:span><text:span text:style-name="T10">onSteppedOn</text:span><text:span text:style-name="T4">(World world, BlockPos pos, BlockState state, Entity entity) {<text:line-break/> <text:s text:c="7"/></text:span><text:span text:style-name="T11">//Check if the entity is the item<text:line-break/> <text:s text:c="7"/></text:span><text:span text:style-name="T5">if</text:span><text:span text:style-name="T4">(entity </text:span><text:span text:style-name="T5">instanceof </text:span><text:span text:style-name="T4">ItemEntity itemEntity){<text:line-break/> <text:s text:c="11"/></text:span><text:span text:style-name="T11">//Check the type of item<text:line-break/> <text:s text:c="11"/></text:span><text:span text:style-name="T5">if</text:span><text:span text:style-name="T4">(itemEntity.getStack().getItem() == ModItems.</text:span><text:span text:style-name="T6">RAW_PINK_GARNET</text:span><text:span text:style-name="T4">){<text:line-break/> <text:s text:c="15"/></text:span><text:span text:style-name="T11">//Converts stack item into diamond, of count stack equal to stack count<text:line-break/> <text:s text:c="15"/></text:span><text:span text:style-name="T4">itemEntity.setStack(</text:span><text:span text:style-name="T5">new </text:span><text:span text:style-name="T4">ItemStack(Items.</text:span><text:span text:style-name="T6">DIAMOND</text:span><text:span text:style-name="T4">, itemEntity.getStack().getCount()));<text:line-break/> <text:s text:c="11"/>}<text:line-break/> <text:s text:c="7"/>}<text:line-break/><text:line-break/> <text:s text:c="7"/></text:span><text:span text:style-name="T5">super</text:span><text:span text:style-name="T4">.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4"><text:span text:style-name="T5">public class </text:span><text:span text:style-name="T4">ModFoodComponents {<text:line-break/> <text:s text:c="3"/></text:span><text:span text:style-name="T5">public static final </text:span><text:span text:style-name="T4">FoodComponent </text:span><text:span text:style-name="T6">CAULIFLOWER </text:span><text:span text:style-name="T4">= </text:span><text:span text:style-name="T5">new </text:span><text:span text:style-name="T4">FoodComponent.Builder().nutrition(</text:span><text:span text:style-name="T17">3</text:span><text:span text:style-name="T4">).saturationModifier(</text:span><text:span text:style-name="T17">0.25f</text:span><text:span text:style-name="T4">)<text:line-break/> <text:s text:c="11"/>.statusEffect(</text:span><text:span text:style-name="T5">new </text:span><text:span text:style-name="T4">StatusEffectInstance(StatusEffects.</text:span><text:span text:style-name="T6">HEALTH_BOOST</text:span><text:span text:style-name="T4">, </text:span><text:span text:style-name="T17">200</text:span><text:span text:style-name="T4">), </text:span><text:span text:style-name="T17">0.15f</text:span><text:span text:style-name="T4">).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4"><text:span text:style-name="T11">//Food Items<text:line-break/></text:span><text:span text:style-name="T5">public static final </text:span><text:span text:style-name="T4">Item </text:span><text:span text:style-name="T6">CAULIFLOWER </text:span><text:span text:style-name="T4">= </text:span><text:span text:style-name="T8">registerItem</text:span><text:span text:style-name="T4">(</text:span><text:span text:style-name="T7">"cauliflower"</text:span><text:span text:style-name="T4">, </text:span><text:span text:style-name="T5">new </text:span><text:span text:style-name="T4">Item(</text:span><text:span text:style-name="T5">new </text:span><text:span text:style-name="T4">Item.Settings().food(ModFoodComponents.</text:span><text:span text:style-name="T6">CAULIFLOWER</text:span><text:span text:style-name="T4">)));</text:span></text:p>
          </table:table-cell>
        </table:table-row>
      </table:table>
      <text:p text:style-name="P53"/>
      <text:p text:style-name="P50">Fuels:</text:p>
      <text:p text:style-name="P51">Same registering as a normal item. </text:p>
      <text:p text:style-name="P51">Setting it as a fuel is done within onInitialize<text:span text:style-name="T20">()</text:span> in <text:span text:style-name="T21">TutorialMod.</text:span>java <text:span text:style-name="T20">(main program)</text:span></text:p>
      <table:table table:name="Table19" table:style-name="Table19">
        <table:table-column table:style-name="Table19.A"/>
        <table:table-row table:style-name="Table19.1">
          <table:table-cell table:style-name="Table19.A1" office:value-type="string">
            <text:p text:style-name="P12" loext:marker-style-name="T4"><text:span text:style-name="T11">//Define item as Fuel item:<text:line-break/></text:span><text:span text:style-name="T4">FuelRegistry.</text:span><text:span text:style-name="T6">INSTANCE</text:span><text:span text:style-name="T4">.add(ModItems.</text:span><text:span text:style-name="T6">STARLIGHT_ASHES</text:span><text:span text:style-name="T4">, </text:span><text:span text:style-name="T17">600</text:span><text:span text:style-name="T4">);</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4"><text:span text:style-name="T11">//Set Tooltip!<text:line-break/></text:span><text:span text:style-name="T9">@Override<text:line-break/></text:span><text:span text:style-name="T5">public void </text:span><text:span text:style-name="T10">appendTooltip</text:span><text:span text:style-name="T4">(ItemStack stack, Item.TooltipContext context, List&lt;Text&gt; tooltip, TooltipType options) {<text:line-break/> <text:s text:c="3"/></text:span><text:span text:style-name="T11">//set key to use in .lang file<text:line-break/> <text:s text:c="3"/></text:span><text:span text:style-name="T4">tooltip.add(Text.</text:span><text:span text:style-name="T8">translatable</text:span><text:span text:style-name="T4">(</text:span><text:span text:style-name="T7">"tooltip.tutorialmod.magic_block.tooltip"</text:span><text:span text:style-name="T4">));<text:line-break/> <text:s text:c="3"/></text:span><text:span text:style-name="T5">super</text:span><text:span text:style-name="T4">.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4"><text:span text:style-name="T9">@Override<text:line-break/></text:span><text:span text:style-name="T5">public void </text:span><text:span text:style-name="T10">appendTooltip</text:span><text:span text:style-name="T4">(ItemStack stack, TooltipContext context, List&lt;Text&gt; tooltip, TooltipType type) {<text:line-break/> <text:s text:c="3"/></text:span><text:span text:style-name="T11">//Hold Down shift to view tool tip<text:line-break/> <text:s text:c="3"/></text:span><text:span text:style-name="T5">if</text:span><text:span text:style-name="T4">(Screen.</text:span><text:span text:style-name="T8">hasShiftDown</text:span><text:span text:style-name="T4">()){<text:line-break/> <text:s text:c="7"/>tooltip.add(Text.</text:span><text:span text:style-name="T8">translatable</text:span><text:span text:style-name="T4">(</text:span><text:span text:style-name="T7">"tooltip.tutorialmod.chisel.shift_down"</text:span><text:span text:style-name="T4">));<text:line-break/><text:line-break/> <text:s text:c="3"/>}<text:line-break/> <text:s text:c="3"/></text:span><text:span text:style-name="T5">else </text:span><text:span text:style-name="T4">{<text:line-break/> <text:s text:c="7"/>tooltip.add(Text.</text:span><text:span text:style-name="T8">translatable</text:span><text:span text:style-name="T4">(</text:span><text:span text:style-name="T7">"tooltip.tutorialmod.chisel"</text:span><text:span text:style-name="T4">));<text:line-break/> <text:s text:c="3"/>}<text:line-break/><text:line-break/> <text:s text:c="3"/></text:span><text:span text:style-name="T5">super</text:span><text:span text:style-name="T4">.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4"><text:span text:style-name="T11">//Food Items<text:line-break/></text:span><text:span text:style-name="T5">public static final </text:span><text:span text:style-name="T4">Item </text:span><text:span text:style-name="T6">CAULIFLOWER </text:span><text:span text:style-name="T4">= </text:span><text:span text:style-name="T8">registerItem</text:span><text:span text:style-name="T4">(</text:span><text:span text:style-name="T7">"cauliflower"</text:span><text:span text:style-name="T4">, </text:span><text:span text:style-name="T5">new </text:span><text:span text:style-name="T4">Item(</text:span><text:span text:style-name="T5">new </text:span><text:span text:style-name="T4">Item.Settings().food(ModFoodComponents.</text:span><text:span text:style-name="T6">CAULIFLOWER</text:span><text:span text:style-name="T4">)) {<text:line-break/> <text:s text:c="3"/></text:span><text:span text:style-name="T11">//Anonymous class<text:line-break/> <text:s text:c="3"/></text:span><text:span text:style-name="T9">@Override<text:line-break/> <text:s text:c="3"/></text:span><text:span text:style-name="T5">public void </text:span><text:span text:style-name="T10">appendTooltip</text:span><text:span text:style-name="T4">(ItemStack stack, TooltipContext context, List&lt;Text&gt; tooltip, TooltipType type) {<text:line-break/> <text:s text:c="7"/>tooltip.add(Text.</text:span><text:span text:style-name="T8">translatable</text:span><text:span text:style-name="T4">(</text:span><text:span text:style-name="T7">"tooltip.tutorialmod.cauliflower"</text:span><text:span text:style-name="T4">));<text:line-break/> <text:s text:c="7"/></text:span><text:span text:style-name="T5">super</text:span><text:span text:style-name="T4">.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4"><text:span text:style-name="T11">//Custom tags class<text:line-break/></text:span><text:span text:style-name="T5">public class </text:span><text:span text:style-name="T4">ModTags {<text:line-break/><text:line-break/> <text:s text:c="3"/></text:span><text:span text:style-name="T5">public static class </text:span><text:span text:style-name="T4">blocks {<text:line-break/> <text:s text:c="7"/></text:span><text:span text:style-name="T11">//Where to register new block tags<text:line-break/> <text:s text:c="7"/><text:line-break/><text:line-break/> <text:s text:c="7"/></text:span><text:span text:style-name="T5">private static </text:span><text:span text:style-name="T4">TagKey&lt;Block&gt; </text:span><text:span text:style-name="T10">createTag</text:span><text:span text:style-name="T4">(String name){<text:line-break/> <text:s text:c="11"/></text:span><text:span text:style-name="T5">return </text:span><text:span text:style-name="T4">TagKey.</text:span><text:span text:style-name="T8">of</text:span><text:span text:style-name="T4">(RegistryKeys.</text:span><text:span text:style-name="T6">BLOCK</text:span><text:span text:style-name="T4">, Identifier.</text:span><text:span text:style-name="T8">of</text:span><text:span text:style-name="T4">(TutorialMod.</text:span><text:span text:style-name="T6">MOD_ID</text:span><text:span text:style-name="T4">, name));<text:line-break/> <text:s text:c="7"/>}<text:line-break/> <text:s text:c="3"/>}<text:line-break/><text:line-break/> <text:s text:c="3"/></text:span><text:span text:style-name="T5">public static class </text:span><text:span text:style-name="T4">items {<text:line-break/> <text:s text:c="7"/></text:span><text:span text:style-name="T11">//Where to register new item tags<text:line-break/> <text:s text:c="7"/></text:span><text:span text:style-name="T5">public static final </text:span><text:span text:style-name="T4">TagKey&lt;Item&gt; </text:span><text:span text:style-name="T6">TRANSFORMABLE_ITEMS </text:span><text:span text:style-name="T4">= </text:span><text:span text:style-name="T8">createTag</text:span><text:span text:style-name="T4">(</text:span><text:span text:style-name="T7">"transformable_items"</text:span><text:span text:style-name="T4">);<text:line-break/><text:line-break/> <text:s text:c="7"/></text:span><text:span text:style-name="T5">private static </text:span><text:span text:style-name="T4">TagKey&lt;Item&gt; </text:span><text:span text:style-name="T10">createTag</text:span><text:span text:style-name="T4">(String name){<text:line-break/> <text:s text:c="11"/></text:span><text:span text:style-name="T5">return </text:span><text:span text:style-name="T4">TagKey.</text:span><text:span text:style-name="T8">of</text:span><text:span text:style-name="T4">(RegistryKeys.</text:span><text:span text:style-name="T6">ITEM</text:span><text:span text:style-name="T4">, Identifier.</text:span><text:span text:style-name="T8">of</text:span><text:span text:style-name="T4">(TutorialMod.</text:span><text:span text:style-name="T6">MOD_ID</text:span><text:span text:style-name="T4">,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4"><text:span text:style-name="T11">//When an item is thrown onto the block, transforms the item into something new<text:line-break/></text:span><text:span text:style-name="T9">@Override<text:line-break/></text:span><text:span text:style-name="T5">public void </text:span><text:span text:style-name="T10">onSteppedOn</text:span><text:span text:style-name="T4">(World world, BlockPos pos, BlockState state, Entity entity) {<text:line-break/> <text:s text:c="3"/></text:span><text:span text:style-name="T11">//Check if the entity is the item<text:line-break/> <text:s text:c="3"/></text:span><text:span text:style-name="T5">if</text:span><text:span text:style-name="T4">(entity </text:span><text:span text:style-name="T5">instanceof </text:span><text:span text:style-name="T4">ItemEntity itemEntity){<text:line-break/> <text:s text:c="7"/></text:span><text:span text:style-name="T11">//Check the type of item<text:line-break/> <text:s text:c="7"/></text:span><text:span text:style-name="T5">if</text:span><text:span text:style-name="T4">(isValidItem(itemEntity.getStack())){ </text:span><text:span text:style-name="T11">//Checks the tag from transformable items<text:line-break/> <text:s text:c="11"/>//Converts stack item into diamond, of count stack equal to stack count<text:line-break/> <text:s text:c="11"/></text:span><text:span text:style-name="T4">itemEntity.setStack(</text:span><text:span text:style-name="T5">new </text:span><text:span text:style-name="T4">ItemStack(Items.</text:span><text:span text:style-name="T6">DIAMOND</text:span><text:span text:style-name="T4">, itemEntity.getStack().getCount()));<text:line-break/> <text:s text:c="7"/>}<text:line-break/> <text:s text:c="3"/>}<text:line-break/> <text:s text:c="3"/></text:span><text:span text:style-name="T5">super</text:span><text:span text:style-name="T4">.onSteppedOn(world, pos, state, entity);<text:line-break/>}<text:line-break/><text:line-break/></text:span><text:span text:style-name="T11">//Returns true if the items is contained within the TRANSFORMABLE ITEMS tag<text:line-break/></text:span><text:span text:style-name="T5">private boolean </text:span><text:span text:style-name="T10">isValidItem</text:span><text:span text:style-name="T4">(ItemStack stack) {<text:line-break/> <text:s text:c="3"/></text:span><text:span text:style-name="T5">return </text:span><text:span text:style-name="T4">stack.isIn(ModTags.Items.</text:span><text:span text:style-name="T6">TRANSFORMABLE_ITEMS</text:span><text:span text:style-name="T4">);<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4"><text:span text:style-name="T5">public class </text:span><text:span text:style-name="T4">TutorialModDataGenerator </text:span><text:span text:style-name="T5">implements </text:span><text:span text:style-name="T4">DataGeneratorEntrypoint {<text:line-break/><text:tab/></text:span><text:span text:style-name="T9">@Override<text:line-break/><text:tab/></text:span><text:span text:style-name="T5">public void </text:span><text:span text:style-name="T10">onInitializeDataGenerator</text:span><text:span text:style-name="T4">(FabricDataGenerator fabricDataGenerator) {<text:line-break/> <text:s text:c="7"/>FabricDataGenerator.Pack pack = fabricDataGenerator.createPack();<text:line-break/><text:line-break/> <text:s text:c="7"/>pack.addProvider(ModBlockTagProvider::</text:span><text:span text:style-name="T5">new</text:span><text:span text:style-name="T4">);<text:line-break/> <text:s text:c="7"/>pack.addProvider(ModItemTagProvider::</text:span><text:span text:style-name="T5">new</text:span><text:span text:style-name="T4">);<text:line-break/> <text:s text:c="7"/>pack.addProvider(ModLootTableProvider::</text:span><text:span text:style-name="T5">new</text:span><text:span text:style-name="T4">);<text:line-break/> <text:s text:c="7"/>pack.addProvider(ModModelProvider::</text:span><text:span text:style-name="T5">new</text:span><text:span text:style-name="T4">);<text:line-break/> <text:s text:c="7"/>pack.addProvider(ModRecipeProvider::</text:span><text:span text:style-name="T5">new</text:span><text:span text:style-name="T4">);<text:line-break/> <text:s text:c="7"/>}</text:span></text:p>
            <text:p text:style-name="P65" loext:marker-style-name="T4">}</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4"><text:span text:style-name="T5">public class </text:span><text:span text:style-name="T4">ModItemTagProvider </text:span><text:span text:style-name="T5">extends </text:span><text:span text:style-name="T4">FabricTagProvider.ItemTagProvider {<text:line-break/><text:line-break/> <text:s text:c="3"/></text:span><text:span text:style-name="T11">//For Adding items to custom mod tags<text:line-break/> <text:s text:c="3"/></text:span><text:span text:style-name="T5">public </text:span><text:span text:style-name="T10">ModItemTagProvider</text:span><text:span text:style-name="T4">(FabricDataOutput output, CompletableFuture&lt;RegistryWrapper.WrapperLookup&gt; completableFuture) {<text:line-break/> <text:s text:c="7"/></text:span><text:span text:style-name="T5">super</text:span><text:span text:style-name="T4">(output, completableFuture);<text:line-break/> <text:s text:c="3"/>}<text:line-break/><text:line-break/> <text:s text:c="3"/></text:span><text:span text:style-name="T9">@Override<text:line-break/> <text:s text:c="3"/></text:span><text:span text:style-name="T5">protected void </text:span><text:span text:style-name="T10">configure</text:span><text:span text:style-name="T4">(RegistryWrapper.WrapperLookup wrapperLookup) {<text:line-break/> <text:s text:c="7"/>getOrCreateTagBuilder(ModTags.Items.</text:span><text:span text:style-name="T6">TRANSFORMABLE_ITEMS</text:span><text:span text:style-name="T4">)<text:line-break/> <text:s text:c="15"/>.add(ModItems.</text:span><text:span text:style-name="T6">RAW_PINK_GARNET</text:span><text:span text:style-name="T4">)<text:line-break/> <text:s text:c="15"/>.add(ModItems.</text:span><text:span text:style-name="T6">PINK_GARNET</text:span><text:span text:style-name="T4">)<text:line-break/> <text:s text:c="15"/>.add(Items.</text:span><text:span text:style-name="T6">COAL</text:span><text:span text:style-name="T4">)<text:line-break/> <text:s text:c="15"/>.add(Items.</text:span><text:span text:style-name="T6">STICK</text:span><text:span text:style-name="T4">)<text:line-break/> <text:s text:c="15"/>.add(Items.</text:span><text:span text:style-name="T6">APPLE</text:span><text:span text:style-name="T4">);<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4"><text:span text:style-name="T5">public class </text:span><text:span text:style-name="T4">ModBlockTagProvider </text:span><text:span text:style-name="T5">extends </text:span><text:span text:style-name="T4">FabricTagProvider.BlockTagProvider {<text:line-break/> <text:s text:c="3"/></text:span><text:span text:style-name="T5">public </text:span><text:span text:style-name="T10">ModBlockTagProvider</text:span><text:span text:style-name="T4">(FabricDataOutput output, CompletableFuture&lt;RegistryWrapper.WrapperLookup&gt; registriesFuture) {<text:line-break/> <text:s text:c="7"/></text:span><text:span text:style-name="T5">super</text:span><text:span text:style-name="T4">(output, registriesFuture);<text:line-break/> <text:s text:c="3"/>}<text:line-break/><text:line-break/> <text:s text:c="3"/></text:span><text:span text:style-name="T11">//When Data-gen runs, adds to the PICKAXE_MINEABLE tag<text:line-break/> <text:s text:c="3"/></text:span><text:span text:style-name="T9">@Override<text:line-break/> <text:s text:c="3"/></text:span><text:span text:style-name="T5">protected void </text:span><text:span text:style-name="T10">configure</text:span><text:span text:style-name="T4">(RegistryWrapper.WrapperLookup wrapperLookup) {<text:line-break/> <text:s text:c="7"/></text:span><text:span text:style-name="T11">//Indicates the preference of tool<text:line-break/> <text:s text:c="7"/></text:span><text:span text:style-name="T4">getOrCreateTagBuilder(BlockTags.</text:span><text:span text:style-name="T6">PICKAXE_MINEABLE</text:span><text:span text:style-name="T4">)<text:line-break/> <text:s text:c="15"/>.add(ModBlocks.</text:span><text:span text:style-name="T6">PINK_GARNET_BLOCK</text:span><text:span text:style-name="T4">)<text:line-break/> <text:s text:c="15"/>.add(ModBlocks.</text:span><text:span text:style-name="T6">RAW_PINK_GARNET_BLOCK</text:span><text:span text:style-name="T4">)<text:line-break/> <text:s text:c="15"/>.add(ModBlocks.</text:span><text:span text:style-name="T6">PINK_GARNET_ORE</text:span><text:span text:style-name="T4">)<text:line-break/> <text:s text:c="15"/>.add(ModBlocks.</text:span><text:span text:style-name="T6">PINK_GARNET_DEEPSLATE_ORE</text:span><text:span text:style-name="T4">)<text:line-break/> <text:s text:c="15"/>.add(ModBlocks.</text:span><text:span text:style-name="T6">MAGIC_BLOCK</text:span><text:span text:style-name="T4">);<text:line-break/><text:line-break/> <text:s text:c="7"/></text:span><text:span text:style-name="T11">//Requires this level or higher to drop item.<text:line-break/> <text:s text:c="7"/></text:span><text:span text:style-name="T4">getOrCreateTagBuilder(BlockTags.</text:span><text:span text:style-name="T6">NEEDS_IRON_TOOL</text:span><text:span text:style-name="T4">)<text:line-break/> <text:s text:c="15"/>.add(ModBlocks.</text:span><text:span text:style-name="T6">PINK_GARNET_ORE</text:span><text:span text:style-name="T4">);<text:line-break/><text:line-break/> <text:s text:c="7"/>getOrCreateTagBuilder(BlockTags.</text:span><text:span text:style-name="T6">NEEDS_DIAMOND_TOOL</text:span><text:span text:style-name="T4">)<text:line-break/> <text:s text:c="15"/>.add(ModBlocks.</text:span><text:span text:style-name="T6">PINK_GARNET_DEEPSLATE_ORE</text:span><text:span text:style-name="T4">);<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4"><text:span text:style-name="T11">//Class for generating both the block models and items models<text:line-break/></text:span><text:span text:style-name="T5">public class </text:span><text:span text:style-name="T4">ModModelProvider </text:span><text:span text:style-name="T5">extends </text:span><text:span text:style-name="T4">FabricModelProvider {<text:line-break/> <text:s text:c="3"/></text:span><text:span text:style-name="T5">public </text:span><text:span text:style-name="T10">ModModelProvider</text:span><text:span text:style-name="T4">(FabricDataOutput output) {<text:line-break/> <text:s text:c="7"/></text:span><text:span text:style-name="T5">super</text:span><text:span text:style-name="T4">(output);<text:line-break/> <text:s text:c="3"/>}<text:line-break/><text:line-break/> <text:s text:c="3"/></text:span><text:span text:style-name="T11">//Generates the block state, item, and model json files<text:line-break/> <text:s text:c="3"/></text:span><text:span text:style-name="T9">@Override<text:line-break/> <text:s text:c="3"/></text:span><text:span text:style-name="T5">public void </text:span><text:span text:style-name="T10">generateBlockStateModels</text:span><text:span text:style-name="T4">(BlockStateModelGenerator blockStateModelGenerator) {<text:line-break/> <text:s text:c="7"/>blockStateModelGenerator.registerSimpleCubeAll(ModBlocks.</text:span><text:span text:style-name="T6">PINK_GARNET_BLOCK</text:span><text:span text:style-name="T4">);<text:line-break/> <text:s text:c="7"/>blockStateModelGenerator.registerSimpleCubeAll(ModBlocks.</text:span><text:span text:style-name="T6">RAW_PINK_GARNET_BLOCK</text:span><text:span text:style-name="T4">);<text:line-break/> <text:s text:c="7"/>blockStateModelGenerator.registerSimpleCubeAll(ModBlocks.</text:span><text:span text:style-name="T6">PINK_GARNET_ORE</text:span><text:span text:style-name="T4">);<text:line-break/> <text:s text:c="7"/>blockStateModelGenerator.registerSimpleCubeAll(ModBlocks.</text:span><text:span text:style-name="T6">PINK_GARNET_DEEPSLATE_ORE</text:span><text:span text:style-name="T4">);<text:line-break/> <text:s text:c="7"/>blockStateModelGenerator.registerSimpleCubeAll(ModBlocks.</text:span><text:span text:style-name="T6">MAGIC_BLOCK</text:span><text:span text:style-name="T4">);<text:line-break/> <text:s text:c="3"/>}<text:line-break/><text:line-break/> <text:s text:c="3"/></text:span><text:span text:style-name="T11">//generates the item and model json files<text:line-break/> <text:s text:c="3"/></text:span><text:span text:style-name="T9">@Override<text:line-break/> <text:s text:c="3"/></text:span><text:span text:style-name="T5">public void </text:span><text:span text:style-name="T10">generateItemModels</text:span><text:span text:style-name="T4">(ItemModelGenerator itemModelGenerator) {<text:line-break/> <text:s text:c="7"/>itemModelGenerator.register(ModItems.</text:span><text:span text:style-name="T6">PINK_GARNET</text:span><text:span text:style-name="T4">, Models.</text:span><text:span text:style-name="T6">GENERATED</text:span><text:span text:style-name="T4">);<text:line-break/> <text:s text:c="7"/>itemModelGenerator.register(ModItems.</text:span><text:span text:style-name="T6">RAW_PINK_GARNET</text:span><text:span text:style-name="T4">, Models.</text:span><text:span text:style-name="T6">GENERATED</text:span><text:span text:style-name="T4">);<text:line-break/> <text:s text:c="7"/>itemModelGenerator.register(ModItems.</text:span><text:span text:style-name="T6">CHISEL</text:span><text:span text:style-name="T4">, Models.</text:span><text:span text:style-name="T6">GENERATED</text:span><text:span text:style-name="T4">);<text:line-break/> <text:s text:c="7"/>itemModelGenerator.register(ModItems.</text:span><text:span text:style-name="T6">PINK_GARNET_HAMMER</text:span><text:span text:style-name="T4">, Models.</text:span><text:span text:style-name="T6">GENERATED</text:span><text:span text:style-name="T4">);<text:line-break/><text:line-break/> <text:s text:c="7"/>itemModelGenerator.register(ModItems.</text:span><text:span text:style-name="T6">CAULIFLOWER</text:span><text:span text:style-name="T4">, Models.</text:span><text:span text:style-name="T6">GENERATED</text:span><text:span text:style-name="T4">);<text:line-break/> <text:s text:c="7"/>itemModelGenerator.register(ModItems.</text:span><text:span text:style-name="T6">STARLIGHT_ASHES</text:span><text:span text:style-name="T4">, Models.</text:span><text:span text:style-name="T6">GENERATED</text:span><text:span text:style-name="T4">);<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4"><text:span text:style-name="T5">public class </text:span><text:span text:style-name="T4">ModLootTableProvider </text:span><text:span text:style-name="T5">extends </text:span><text:span text:style-name="T4">FabricBlockLootTableProvider {<text:line-break/> <text:s text:c="3"/></text:span><text:span text:style-name="T5">public </text:span><text:span text:style-name="T10">ModLootTableProvider</text:span><text:span text:style-name="T4">(FabricDataOutput dataOutput, CompletableFuture&lt;RegistryWrapper.WrapperLookup&gt; registryLookup) {<text:line-break/> <text:s text:c="7"/></text:span><text:span text:style-name="T5">super</text:span><text:span text:style-name="T4">(dataOutput, registryLookup);<text:line-break/> <text:s text:c="3"/>}<text:line-break/><text:line-break/> <text:s text:c="3"/></text:span><text:span text:style-name="T9">@Override<text:line-break/> <text:s text:c="3"/></text:span><text:span text:style-name="T5">public void </text:span><text:span text:style-name="T10">generate</text:span><text:span text:style-name="T4">() {<text:line-break/> <text:s text:c="7"/></text:span><text:span text:style-name="T11">//Items that drop themselves<text:line-break/> <text:s text:c="7"/></text:span><text:span text:style-name="T4">addDrop(ModBlocks.</text:span><text:span text:style-name="T6">PINK_GARNET_BLOCK</text:span><text:span text:style-name="T4">);<text:line-break/> <text:s text:c="7"/>addDrop(ModBlocks.</text:span><text:span text:style-name="T6">RAW_PINK_GARNET_BLOCK</text:span><text:span text:style-name="T4">);<text:line-break/> <text:s text:c="7"/>addDrop(ModBlocks.</text:span><text:span text:style-name="T6">MAGIC_BLOCK</text:span><text:span text:style-name="T4">);<text:line-break/><text:line-break/> <text:s text:c="7"/></text:span><text:span text:style-name="T11">//Ores<text:line-break/> <text:s text:c="7"/></text:span><text:span text:style-name="T4">addDrop(ModBlocks.</text:span><text:span text:style-name="T6">PINK_GARNET_ORE</text:span><text:span text:style-name="T4">, oreDrops(ModBlocks.</text:span><text:span text:style-name="T6">PINK_GARNET_ORE</text:span><text:span text:style-name="T4">, ModItems.</text:span><text:span text:style-name="T6">RAW_PINK_GARNET</text:span><text:span text:style-name="T4">));<text:line-break/><text:line-break/> <text:s text:c="7"/></text:span><text:span text:style-name="T11">//Special multidrop item from helper class<text:line-break/> <text:s text:c="7"/></text:span><text:span text:style-name="T4">addDrop(ModBlocks.</text:span><text:span text:style-name="T6">PINK_GARNET_DEEPSLATE_ORE</text:span><text:span text:style-name="T4">, multipleOreDrops(ModBlocks.</text:span><text:span text:style-name="T6">PINK_GARNET_DEEPSLATE_ORE</text:span><text:span text:style-name="T4">, ModItems.</text:span><text:span text:style-name="T6">RAW_PINK_GARNET</text:span><text:span text:style-name="T4">, </text:span><text:span text:style-name="T17">3.0f</text:span><text:span text:style-name="T4">, </text:span><text:span text:style-name="T17">7.0f</text:span><text:span text:style-name="T4">));<text:line-break/> <text:s text:c="3"/>}</text:span></text:p>
            <text:p text:style-name="P65" loext:marker-style-name="T4"/>
          </table:table-cell>
        </table:table-row>
      </table:table>
      <text:p text:style-name="P64"/>
      <text:p text:style-name="P64">By selecting a method and C<text:span text:style-name="T22">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4"><text:span text:style-name="T11">//Special ore drops method copied from the block loot table generator for multi-item dropping ores<text:line-break/></text:span><text:span text:style-name="T5">public </text:span><text:span text:style-name="T4">LootTable.Builder </text:span><text:span text:style-name="T10">multipleOreDrops</text:span><text:span text:style-name="T4">(Block drop, Item item, </text:span><text:span text:style-name="T5">float </text:span><text:span text:style-name="T4">minDrops, </text:span><text:span text:style-name="T5">float </text:span><text:span text:style-name="T4">maxDrops) {<text:line-break/> <text:s text:c="3"/>RegistryWrapper.Impl&lt;Enchantment&gt; impl = </text:span><text:span text:style-name="T5">this</text:span><text:span text:style-name="T4">.</text:span><text:span text:style-name="T12">registryLookup</text:span><text:span text:style-name="T4">.getWrapperOrThrow(RegistryKeys.</text:span><text:span text:style-name="T6">ENCHANTMENT</text:span><text:span text:style-name="T4">);<text:line-break/> <text:s text:c="3"/></text:span><text:span text:style-name="T5">return this</text:span><text:span text:style-name="T4">.dropsWithSilkTouch(<text:line-break/> <text:s text:c="11"/>drop,<text:line-break/> <text:s text:c="11"/>(LootPoolEntry.Builder&lt;?&gt;)</text:span><text:span text:style-name="T5">this</text:span><text:span text:style-name="T4">.applyExplosionDecay(<text:line-break/> <text:s text:c="19"/>drop,<text:line-break/> <text:s text:c="19"/>ItemEntry.</text:span><text:span text:style-name="T8">builder</text:span><text:span text:style-name="T4">(item)<text:line-break/> <text:s text:c="27"/>.apply(SetCountLootFunction.</text:span><text:span text:style-name="T8">builder</text:span><text:span text:style-name="T4">(UniformLootNumberProvider.</text:span><text:span text:style-name="T8">create</text:span><text:span text:style-name="T4">(minDrops, maxDrops)))<text:line-break/> <text:s text:c="27"/>.apply(ApplyBonusLootFunction.</text:span><text:span text:style-name="T8">oreDrops</text:span><text:span text:style-name="T4">(impl.getOrThrow(Enchantments.</text:span><text:span text:style-name="T6">FORTUNE</text:span><text:span text:style-name="T4">)))<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4"><text:span text:style-name="T9">@Override<text:line-break/></text:span><text:span text:style-name="T5">public void </text:span><text:span text:style-name="T10">generate</text:span><text:span text:style-name="T4">(RecipeExporter recipeExporter) {<text:line-break/> <text:s text:c="3"/></text:span><text:span text:style-name="T11">//groups of items<text:line-break/> <text:s text:c="3"/></text:span><text:span text:style-name="T4">List&lt;ItemConvertible&gt; PINK_GARNET_SMELTABLES = List.</text:span><text:span text:style-name="T8">of</text:span><text:span text:style-name="T4">(ModItems.</text:span><text:span text:style-name="T6">RAW_PINK_GARNET</text:span><text:span text:style-name="T4">, ModBlocks.</text:span><text:span text:style-name="T6">PINK_GARNET_ORE</text:span><text:span text:style-name="T4">, ModBlocks.</text:span><text:span text:style-name="T6">PINK_GARNET_DEEPSLATE_ORE</text:span><text:span text:style-name="T4">);<text:line-break/><text:line-break/> <text:s text:c="3"/></text:span><text:span text:style-name="T11">//Smelting/blasting items<text:line-break/> <text:s text:c="3"/>// (exporter, list of items, category of items, resulting item, experience, cooking time, item group)<text:line-break/> <text:s text:c="3"/></text:span><text:span text:style-name="T8">offerSmelting</text:span><text:span text:style-name="T4">(recipeExporter, PINK_GARNET_SMELTABLES, RecipeCategory.</text:span><text:span text:style-name="T6">MISC</text:span><text:span text:style-name="T4">, ModItems.</text:span><text:span text:style-name="T6">PINK_GARNET</text:span><text:span text:style-name="T4">, </text:span><text:span text:style-name="T17">0.2f</text:span><text:span text:style-name="T4">, </text:span><text:span text:style-name="T17">200</text:span><text:span text:style-name="T4">, </text:span><text:span text:style-name="T7">"pink_garnet"</text:span><text:span text:style-name="T4">);<text:line-break/> <text:s text:c="3"/></text:span><text:span text:style-name="T8">offerBlasting</text:span><text:span text:style-name="T4">(recipeExporter, PINK_GARNET_SMELTABLES, RecipeCategory.</text:span><text:span text:style-name="T6">MISC</text:span><text:span text:style-name="T4">, ModItems.</text:span><text:span text:style-name="T6">PINK_GARNET</text:span><text:span text:style-name="T4">, </text:span><text:span text:style-name="T17">0.2f</text:span><text:span text:style-name="T4">, </text:span><text:span text:style-name="T17">100</text:span><text:span text:style-name="T4">, </text:span><text:span text:style-name="T7">"pink_garnet"</text:span><text:span text:style-name="T4">);</text:span></text:p>
            <text:p text:style-name="P65" loext:marker-style-name="T4">}</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4"><text:span text:style-name="T11">//Recipe for going between a block and single items (compacting recipes like diamonds iron and gold.)<text:line-break/></text:span><text:span text:style-name="T8">offerReversibleCompactingRecipes</text:span><text:span text:style-name="T4">(recipeExporter, RecipeCategory.</text:span><text:span text:style-name="T6">BUILDING_BLOCKS</text:span><text:span text:style-name="T4">, ModItems.</text:span><text:span text:style-name="T6">PINK_GARNET</text:span><text:span text:style-name="T4">, RecipeCategory.</text:span><text:span text:style-name="T6">DECORATIONS</text:span><text:span text:style-name="T4">, ModBlocks.</text:span><text:span text:style-name="T6">PINK_GARNET_BLOCK</text:span><text:span text:style-name="T4">);</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4"><text:span text:style-name="T11">//Examples of how to make any recipe not already available<text:line-break/>//shaped recipe example<text:line-break/></text:span><text:span text:style-name="T4">ShapedRecipeJsonBuilder.</text:span><text:span text:style-name="T8">create</text:span><text:span text:style-name="T4">(RecipeCategory.</text:span><text:span text:style-name="T6">MISC</text:span><text:span text:style-name="T4">, ModBlocks.</text:span><text:span text:style-name="T6">RAW_PINK_GARNET_BLOCK</text:span><text:span text:style-name="T4">)<text:line-break/> <text:s text:c="7"/>.pattern(</text:span><text:span text:style-name="T7">"RRR"</text:span><text:span text:style-name="T4">)<text:line-break/> <text:s text:c="7"/>.pattern(</text:span><text:span text:style-name="T7">"RRR"</text:span><text:span text:style-name="T4">)<text:line-break/> <text:s text:c="7"/>.pattern(</text:span><text:span text:style-name="T7">"RRR"</text:span><text:span text:style-name="T4">)<text:line-break/> <text:s text:c="7"/>.input(</text:span><text:span text:style-name="T7">'R'</text:span><text:span text:style-name="T4">, ModItems.</text:span><text:span text:style-name="T6">RAW_PINK_GARNET</text:span><text:span text:style-name="T4">)<text:line-break/> <text:s text:c="7"/>.criterion(</text:span><text:span text:style-name="T8">hasItem</text:span><text:span text:style-name="T4">(ModItems.</text:span><text:span text:style-name="T6">RAW_PINK_GARNET</text:span><text:span text:style-name="T4">),</text:span><text:span text:style-name="T8">conditionsFromItem</text:span><text:span text:style-name="T4">(ModItems.</text:span><text:span text:style-name="T6">RAW_PINK_GARNET</text:span><text:span text:style-name="T4">)) </text:span><text:span text:style-name="T11">//Unlocks the recipe once a raw_pink_garnet is in your inventory<text:line-break/> <text:s text:c="7"/></text:span><text:span text:style-name="T4">.offerTo(recipeExporter);<text:line-break/><text:line-break/><text:line-break/></text:span><text:span text:style-name="T11">//shapeless recipe<text:line-break/></text:span><text:span text:style-name="T4">ShapelessRecipeJsonBuilder.</text:span><text:span text:style-name="T8">create</text:span><text:span text:style-name="T4">(RecipeCategory.</text:span><text:span text:style-name="T6">MISC</text:span><text:span text:style-name="T4">, ModItems.</text:span><text:span text:style-name="T6">RAW_PINK_GARNET</text:span><text:span text:style-name="T4">, </text:span><text:span text:style-name="T17">9</text:span><text:span text:style-name="T4">)<text:line-break/> <text:s text:c="7"/>.input(ModBlocks.</text:span><text:span text:style-name="T6">RAW_PINK_GARNET_BLOCK</text:span><text:span text:style-name="T4">)<text:line-break/> <text:s text:c="7"/>.criterion(</text:span><text:span text:style-name="T8">hasItem</text:span><text:span text:style-name="T4">(ModBlocks.</text:span><text:span text:style-name="T6">RAW_PINK_GARNET_BLOCK</text:span><text:span text:style-name="T4">), </text:span><text:span text:style-name="T8">conditionsFromItem</text:span><text:span text:style-name="T4">(ModBlocks.</text:span><text:span text:style-name="T6">RAW_PINK_GARNET_BLOCK</text:span><text:span text:style-name="T4">))<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4"><text:span text:style-name="T4">ShapelessRecipeJsonBuilder.</text:span><text:span text:style-name="T8">create</text:span><text:span text:style-name="T4">(RecipeCategory.</text:span><text:span text:style-name="T6">MISC</text:span><text:span text:style-name="T4">, ModItems.</text:span><text:span text:style-name="T6">RAW_PINK_GARNET</text:span><text:span text:style-name="T4">, </text:span><text:span text:style-name="T17">32</text:span><text:span text:style-name="T4">)<text:line-break/> <text:s text:c="7"/>.input(ModBlocks.</text:span><text:span text:style-name="T6">MAGIC_BLOCK</text:span><text:span text:style-name="T4">)<text:line-break/> <text:s text:c="7"/>.criterion(</text:span><text:span text:style-name="T8">hasItem</text:span><text:span text:style-name="T4">(ModBlocks.</text:span><text:span text:style-name="T6">MAGIC_BLOCK</text:span><text:span text:style-name="T4">), </text:span><text:span text:style-name="T8">conditionsFromItem</text:span><text:span text:style-name="T4">(ModBlocks.</text:span><text:span text:style-name="T6">MAGIC_BLOCK</text:span><text:span text:style-name="T4">))<text:line-break/> <text:s text:c="7"/>.offerTo(recipeExporter, Identifier.</text:span><text:span text:style-name="T8">of</text:span><text:span text:style-name="T4">(TutorialMod.</text:span><text:span text:style-name="T6">MOD_ID</text:span><text:span text:style-name="T4">, </text:span><text:span text:style-name="T7">"raw_pink_garnet_from_magic_block"</text:span><text:span text:style-name="T4">));</text:span></text:p>
          </table:table-cell>
        </table:table-row>
      </table:table>
      <text:p text:style-name="P64"/>
      <text:p text:style-name="P64"/>
      <text:h text:style-name="P67" text:outline-level="2"/>
      <text:h text:style-name="P68" text:outline-level="2"><text:bookmark-start text:name="__RefHeading___Toc4571_894467295"/>12: No<text:span text:style-name="T23">n-</text:span>Block Blocks<text:bookmark-end text:name="__RefHeading___Toc4571_894467295"/></text:h>
      <text:p text:style-name="P64">Video: <text:a xlink:type="simple" xlink:href="https://www.youtube.com/watch?v=62HeWH7r1jE" text:style-name="Internet_20_link" text:visited-style-name="Visited_20_Internet_20_Link"><text:span text:style-name="T24">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4"><text:span text:style-name="T11">//Non-block blocks<text:line-break/></text:span><text:span text:style-name="T4">getOrCreateTagBuilder(BlockTags.</text:span><text:span text:style-name="T6">STAIRS</text:span><text:span text:style-name="T4">).add(ModBlocks.</text:span><text:span text:style-name="T6">PINK_GARNET_STAIRS</text:span><text:span text:style-name="T4">);<text:line-break/>getOrCreateTagBuilder(BlockTags.</text:span><text:span text:style-name="T6">SLABS</text:span><text:span text:style-name="T4">).add(ModBlocks.</text:span><text:span text:style-name="T6">PINK_GARNET_SLAB</text:span><text:span text:style-name="T4">);<text:line-break/><text:line-break/>getOrCreateTagBuilder(BlockTags.</text:span><text:span text:style-name="T6">FENCES</text:span><text:span text:style-name="T4">).add(ModBlocks.</text:span><text:span text:style-name="T6">PINK_GARNET_FENCE</text:span><text:span text:style-name="T4">);<text:line-break/>getOrCreateTagBuilder(BlockTags.</text:span><text:span text:style-name="T6">FENCE_GATES</text:span><text:span text:style-name="T4">).add(ModBlocks.</text:span><text:span text:style-name="T6">PINK_GARNET_FENCE_GATE</text:span><text:span text:style-name="T4">);<text:line-break/>getOrCreateTagBuilder(BlockTags.</text:span><text:span text:style-name="T6">WALLS</text:span><text:span text:style-name="T4">).add(ModBlocks.</text:span><text:span text:style-name="T6">PINK_GARNET_WALL</text:span><text:span text:style-name="T4">);<text:line-break/><text:line-break/>getOrCreateTagBuilder(BlockTags.</text:span><text:span text:style-name="T6">DOORS</text:span><text:span text:style-name="T4">).add(ModBlocks.</text:span><text:span text:style-name="T6">PINK_GARNET_DOOR</text:span><text:span text:style-name="T4">);<text:line-break/>getOrCreateTagBuilder(BlockTags.</text:span><text:span text:style-name="T6">TRAPDOORS</text:span><text:span text:style-name="T4">).add(ModBlocks.</text:span><text:span text:style-name="T6">PINK_GARNET_TRAPDOOR</text:span><text:span text:style-name="T4">);<text:line-break/><text:line-break/>getOrCreateTagBuilder(BlockTags.</text:span><text:span text:style-name="T6">BUTTONS</text:span><text:span text:style-name="T4">).add(ModBlocks.</text:span><text:span text:style-name="T6">PINK_GARNET_BUTTON</text:span><text:span text:style-name="T4">);<text:line-break/>getOrCreateTagBuilder(BlockTags.</text:span><text:span text:style-name="T6">PRESSURE_PLATES</text:span><text:span text:style-name="T4">).add(ModBlocks.</text:span><text:span text:style-name="T6">PINK_GARNET_PRESSURE_PLATE</text:span><text:span text:style-name="T4">);</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4"><text:span text:style-name="T4">addDrop(ModBlocks.</text:span><text:span text:style-name="T6">PINK_GARNET_DOOR</text:span><text:span text:style-name="T4">, doorDrops(ModBlocks.</text:span><text:span text:style-name="T6">PINK_GARNET_DOOR</text:span><text:span text:style-name="T4">));<text:line-break/>addDrop(ModBlocks.</text:span><text:span text:style-name="T6">PINK_GARNET_TRAPDOOR</text:span><text:span text:style-name="T4">);</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4"><text:span text:style-name="T5">public void </text:span><text:span text:style-name="T10">generateBlockStateModels</text:span><text:span text:style-name="T4">(BlockStateModelGenerator blockStateModelGenerator) {<text:line-break/> <text:s text:c="3"/></text:span><text:span text:style-name="T11">//Set Base block as pool generation (For stairs slabs and such)<text:line-break/> <text:s text:c="3"/></text:span><text:span text:style-name="T4">BlockStateModelGenerator.BlockTexturePool pinkGarnetPool = blockStateModelGenerator.registerCubeAllModelTexturePool(ModBlocks.</text:span><text:span text:style-name="T6">PINK_GARNET_BLOCK</text:span><text:span text:style-name="T4">);<text:line-break/><text:line-break/> <text:s text:c="3"/>blockStateModelGenerator.registerSimpleCubeAll(ModBlocks.</text:span><text:span text:style-name="T6">RAW_PINK_GARNET_BLOCK</text:span><text:span text:style-name="T4">);<text:line-break/> <text:s text:c="3"/>blockStateModelGenerator.registerSimpleCubeAll(ModBlocks.</text:span><text:span text:style-name="T6">PINK_GARNET_ORE</text:span><text:span text:style-name="T4">);<text:line-break/> <text:s text:c="3"/>blockStateModelGenerator.registerSimpleCubeAll(ModBlocks.</text:span><text:span text:style-name="T6">PINK_GARNET_DEEPSLATE_ORE</text:span><text:span text:style-name="T4">);<text:line-break/><text:line-break/> <text:s text:c="3"/>blockStateModelGenerator.registerSimpleCubeAll(ModBlocks.</text:span><text:span text:style-name="T6">MAGIC_BLOCK</text:span><text:span text:style-name="T4">);<text:line-break/><text:line-break/> <text:s text:c="3"/>pinkGarnetPool.stairs(ModBlocks.</text:span><text:span text:style-name="T6">PINK_GARNET_STAIRS</text:span><text:span text:style-name="T4">);<text:line-break/> <text:s text:c="3"/>pinkGarnetPool.slab(ModBlocks.</text:span><text:span text:style-name="T6">PINK_GARNET_SLAB</text:span><text:span text:style-name="T4">);<text:line-break/><text:line-break/> <text:s text:c="3"/>pinkGarnetPool.button(ModBlocks.</text:span><text:span text:style-name="T6">PINK_GARNET_BUTTON</text:span><text:span text:style-name="T4">);<text:line-break/> <text:s text:c="3"/>pinkGarnetPool.pressurePlate(ModBlocks.</text:span><text:span text:style-name="T6">PINK_GARNET_PRESSURE_PLATE</text:span><text:span text:style-name="T4">);<text:line-break/><text:line-break/> <text:s text:c="3"/>pinkGarnetPool.fence(ModBlocks.</text:span><text:span text:style-name="T6">PINK_GARNET_FENCE</text:span><text:span text:style-name="T4">);<text:line-break/> <text:s text:c="3"/>pinkGarnetPool.fenceGate(ModBlocks.</text:span><text:span text:style-name="T6">PINK_GARNET_FENCE_GATE</text:span><text:span text:style-name="T4">);<text:line-break/> <text:s text:c="3"/>pinkGarnetPool.wall(ModBlocks.</text:span><text:span text:style-name="T6">PINK_GARNET_WALL</text:span><text:span text:style-name="T4">);<text:line-break/><text:line-break/> <text:s text:c="3"/>blockStateModelGenerator.registerDoor(ModBlocks.</text:span><text:span text:style-name="T6">PINK_GARNET_DOOR</text:span><text:span text:style-name="T4">);<text:line-break/> <text:s text:c="3"/>blockStateModelGenerator.registerTrapdoor(ModBlocks.</text:span><text:span text:style-name="T6">PINK_GARNET_TRAPDOOR</text:span><text:span text:style-name="T4">);<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4"><text:span text:style-name="T5">public void </text:span><text:span text:style-name="T10">generateBlockStateModels</text:span><text:span text:style-name="T4">(BlockStateModelGenerator blockStateModelGenerator) {<text:line-break/> <text:s text:c="3"/></text:span><text:span text:style-name="T11">//Set Base block as pool generation (For stairs slabs and such)<text:line-break/> <text:s text:c="3"/></text:span><text:span text:style-name="T4">BlockStateModelGenerator.BlockTexturePool pinkGarnetPool = blockStateModelGenerator.registerCubeAllModelTexturePool(ModBlocks.</text:span><text:span text:style-name="T6">PINK_GARNET_BLOCK</text:span><text:span text:style-name="T4">);<text:line-break/><text:line-break/> <text:s text:c="3"/>blockStateModelGenerator.registerSimpleCubeAll(ModBlocks.</text:span><text:span text:style-name="T6">RAW_PINK_GARNET_BLOCK</text:span><text:span text:style-name="T4">);<text:line-break/> <text:s text:c="3"/>blockStateModelGenerator.registerSimpleCubeAll(ModBlocks.</text:span><text:span text:style-name="T6">PINK_GARNET_ORE</text:span><text:span text:style-name="T4">);<text:line-break/> <text:s text:c="3"/>blockStateModelGenerator.registerSimpleCubeAll(ModBlocks.</text:span><text:span text:style-name="T6">PINK_GARNET_DEEPSLATE_ORE</text:span><text:span text:style-name="T4">);<text:line-break/><text:line-break/> <text:s text:c="3"/>blockStateModelGenerator.registerSimpleCubeAll(ModBlocks.</text:span><text:span text:style-name="T6">MAGIC_BLOCK</text:span><text:span text:style-name="T4">);<text:line-break/><text:line-break/> <text:s text:c="3"/>pinkGarnetPool.stairs(ModBlocks.</text:span><text:span text:style-name="T6">PINK_GARNET_STAIRS</text:span><text:span text:style-name="T4">);<text:line-break/> <text:s text:c="3"/>pinkGarnetPool.slab(ModBlocks.</text:span><text:span text:style-name="T6">PINK_GARNET_SLAB</text:span><text:span text:style-name="T4">);<text:line-break/><text:line-break/> <text:s text:c="3"/>pinkGarnetPool.button(ModBlocks.</text:span><text:span text:style-name="T6">PINK_GARNET_BUTTON</text:span><text:span text:style-name="T4">);<text:line-break/> <text:s text:c="3"/>pinkGarnetPool.pressurePlate(ModBlocks.</text:span><text:span text:style-name="T6">PINK_GARNET_PRESSURE_PLATE</text:span><text:span text:style-name="T4">);<text:line-break/><text:line-break/> <text:s text:c="3"/>pinkGarnetPool.fence(ModBlocks.</text:span><text:span text:style-name="T6">PINK_GARNET_FENCE</text:span><text:span text:style-name="T4">);<text:line-break/> <text:s text:c="3"/>pinkGarnetPool.fenceGate(ModBlocks.</text:span><text:span text:style-name="T6">PINK_GARNET_FENCE_GATE</text:span><text:span text:style-name="T4">);<text:line-break/> <text:s text:c="3"/>pinkGarnetPool.wall(ModBlocks.</text:span><text:span text:style-name="T6">PINK_GARNET_WALL</text:span><text:span text:style-name="T4">);<text:line-break/><text:line-break/> <text:s text:c="3"/>blockStateModelGenerator.registerDoor(ModBlocks.</text:span><text:span text:style-name="T6">PINK_GARNET_DOOR</text:span><text:span text:style-name="T4">);<text:line-break/> <text:s text:c="3"/>blockStateModelGenerator.registerTrapdoor(ModBlocks.</text:span><text:span text:style-name="T6">PINK_GARNET_TRAPDOOR</text:span><text:span text:style-name="T4">);<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4"><text:span text:style-name="T9">@Override<text:line-break/></text:span><text:span text:style-name="T5">public void </text:span><text:span text:style-name="T10">onInitializeClient</text:span><text:span text:style-name="T4">() {<text:line-break/> <text:s text:c="3"/></text:span><text:span text:style-name="T11">//To allow see-through portions of the blocks<text:line-break/> <text:s text:c="3"/></text:span><text:span text:style-name="T4">BlockRenderLayerMap.</text:span><text:span text:style-name="T6">INSTANCE</text:span><text:span text:style-name="T4">.putBlock(ModBlocks.</text:span><text:span text:style-name="T6">PINK_GARNET_TRAPDOOR</text:span><text:span text:style-name="T4">, RenderLayer.</text:span><text:span text:style-name="T8">getCutout</text:span><text:span text:style-name="T4">());<text:line-break/> <text:s text:c="3"/>BlockRenderLayerMap.</text:span><text:span text:style-name="T6">INSTANCE</text:span><text:span text:style-name="T4">.putBlock(ModBlocks.</text:span><text:span text:style-name="T6">PINK_GARNET_DOOR</text:span><text:span text:style-name="T4">, RenderLayer.</text:span><text:span text:style-name="T8">getCutout</text:span><text:span text:style-name="T4">());<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5">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4"><text:span text:style-name="T5">public class </text:span><text:span text:style-name="T4">PinkGarnetLampBlock </text:span><text:span text:style-name="T5">extends </text:span><text:span text:style-name="T4">Block {<text:line-break/> <text:s text:c="3"/></text:span><text:span text:style-name="T11">//static bool would not work, would cause all the blocks in the world to be shared<text:line-break/> <text:s text:c="3"/>//public bool would not work either<text:line-break/> <text:s text:c="3"/>//so:<text:line-break/> <text:s text:c="3"/></text:span><text:span text:style-name="T5">public static final </text:span><text:span text:style-name="T4">BooleanProperty </text:span><text:span text:style-name="T6">CLICKED </text:span><text:span text:style-name="T4">= BooleanProperty.</text:span><text:span text:style-name="T8">of</text:span><text:span text:style-name="T4">(</text:span><text:span text:style-name="T7">"clicked"</text:span><text:span text:style-name="T4">);<text:line-break/><text:line-break/> <text:s text:c="3"/></text:span><text:span text:style-name="T5">public </text:span><text:span text:style-name="T10">PinkGarnetLampBlock</text:span><text:span text:style-name="T4">(Settings settings) {<text:line-break/> <text:s text:c="7"/></text:span><text:span text:style-name="T5">super</text:span><text:span text:style-name="T4">(settings);<text:line-break/><text:line-break/> <text:s text:c="7"/></text:span><text:span text:style-name="T11">//set the default state of this block when placed to be false<text:line-break/> <text:s text:c="7"/></text:span><text:span text:style-name="T4">setDefaultState(</text:span><text:span text:style-name="T5">this</text:span><text:span text:style-name="T4">.getDefaultState().with(</text:span><text:span text:style-name="T6">CLICKED</text:span><text:span text:style-name="T4">, </text:span><text:span text:style-name="T5">false</text:span><text:span text:style-name="T4">));<text:line-break/> <text:s text:c="3"/>}<text:line-break/><text:line-break/> <text:s text:c="3"/></text:span><text:span text:style-name="T11">//on right click to change state<text:line-break/><text:line-break/><text:line-break/> <text:s text:c="3"/></text:span><text:span text:style-name="T9">@Override<text:line-break/> <text:s text:c="3"/></text:span><text:span text:style-name="T5">protected </text:span><text:span text:style-name="T4">ActionResult </text:span><text:span text:style-name="T10">onUse</text:span><text:span text:style-name="T4">(BlockState state, World world, BlockPos pos, PlayerEntity player, BlockHitResult hit) {<text:line-break/> <text:s text:c="7"/></text:span><text:span text:style-name="T5">if</text:span><text:span text:style-name="T4">(!world.isClient()){<text:line-break/> <text:s text:c="11"/></text:span><text:span text:style-name="T11">//At position cycle the state of property<text:line-break/> <text:s text:c="11"/></text:span><text:span text:style-name="T4">world.setBlockState(pos, state.cycle(</text:span><text:span text:style-name="T6">CLICKED</text:span><text:span text:style-name="T4">));<text:line-break/> <text:s text:c="7"/>}<text:line-break/><text:line-break/> <text:s text:c="7"/></text:span><text:span text:style-name="T5">return </text:span><text:span text:style-name="T4">ActionResult.</text:span><text:span text:style-name="T6">SUCCESS</text:span><text:span text:style-name="T4">;<text:line-break/> <text:s text:c="3"/>}<text:line-break/><text:line-break/> <text:s text:c="3"/></text:span><text:span text:style-name="T9">@Override<text:line-break/> <text:s text:c="3"/></text:span><text:span text:style-name="T5">protected void </text:span><text:span text:style-name="T10">appendProperties</text:span><text:span text:style-name="T4">(StateManager.Builder&lt;Block, BlockState&gt; builder) {<text:line-break/> <text:s text:c="7"/></text:span><text:span text:style-name="T11">//Add the boolean property to the block<text:line-break/> <text:s text:c="7"/></text:span><text:span text:style-name="T4">builder.add(</text:span><text:span text:style-name="T6">CLICKED</text:span><text:span text:style-name="T4">);<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4"><text:span text:style-name="T11">//Lamp Kinda overkill for datagen, but still useful for larger scale projects<text:line-break/></text:span><text:span text:style-name="T4">Identifier lampOffIdentifier = TexturedModel.</text:span><text:span text:style-name="T6">CUBE_ALL</text:span><text:span text:style-name="T4">.upload(ModBlocks.</text:span><text:span text:style-name="T6">PINK_GARNET_LAMP</text:span><text:span text:style-name="T4">, blockStateModelGenerator.</text:span><text:span text:style-name="T12">modelCollector</text:span><text:span text:style-name="T4">); </text:span><text:span text:style-name="T11">//Sets texture when on<text:line-break/></text:span><text:span text:style-name="T4">Identifier lampOnIdentifier = blockStateModelGenerator.createSubModel(ModBlocks.</text:span><text:span text:style-name="T6">PINK_GARNET_LAMP</text:span><text:span text:style-name="T4">, </text:span><text:span text:style-name="T7">"_on"</text:span><text:span text:style-name="T4">, Models.</text:span><text:span text:style-name="T6">CUBE_ALL</text:span><text:span text:style-name="T4">, TextureMap::</text:span><text:span text:style-name="T8">all</text:span><text:span text:style-name="T4">); </text:span><text:span text:style-name="T11">//sets texture when off<text:line-break/>//Handles conditions<text:line-break/></text:span><text:span text:style-name="T4">blockStateModelGenerator.</text:span><text:span text:style-name="T12">blockStateCollector</text:span><text:span text:style-name="T4">.accept(VariantsBlockStateSupplier.</text:span><text:span text:style-name="T8">create</text:span><text:span text:style-name="T4">(ModBlocks.</text:span><text:span text:style-name="T6">PINK_GARNET_LAMP</text:span><text:span text:style-name="T4">)<text:line-break/> <text:s text:c="7"/>.coordinate(BlockStateModelGenerator.</text:span><text:span text:style-name="T8">createBooleanModelMap</text:span><text:span text:style-name="T4">(PinkGarnetLampBlock.</text:span><text:span text:style-name="T6">CLICKED</text:span><text:span text:style-name="T4">,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4"><text:span text:style-name="T5">public class </text:span><text:span text:style-name="T4">ModDataComponentTypes {<text:line-break/> <text:s text:c="3"/></text:span><text:span text:style-name="T11">//CODEC is a Block Position<text:line-break/> <text:s text:c="3"/>//Serialized and de-serialized via the codec<text:line-break/> <text:s text:c="3"/></text:span><text:span text:style-name="T5">public static final </text:span><text:span text:style-name="T4">ComponentType&lt;BlockPos&gt; </text:span><text:span text:style-name="T6">COORDINATES </text:span><text:span text:style-name="T4">=<text:line-break/> <text:s text:c="11"/></text:span><text:span text:style-name="T8">register</text:span><text:span text:style-name="T4">(</text:span><text:span text:style-name="T7">"coordinates"</text:span><text:span text:style-name="T4">, builder -&gt; builder.codec(BlockPos.</text:span><text:span text:style-name="T6">CODEC</text:span><text:span text:style-name="T4">));<text:line-break/><text:line-break/> <text:s text:c="3"/></text:span><text:span text:style-name="T11">//Data component builder helper method:<text:line-break/> <text:s text:c="3"/></text:span><text:span text:style-name="T5">private static </text:span><text:span text:style-name="T4">&lt;</text:span><text:span text:style-name="T26">T</text:span><text:span text:style-name="T4">&gt; ComponentType&lt;</text:span><text:span text:style-name="T26">T</text:span><text:span text:style-name="T4">&gt; </text:span><text:span text:style-name="T10">register</text:span><text:span text:style-name="T4">(String name, UnaryOperator&lt;ComponentType.Builder&lt;</text:span><text:span text:style-name="T26">T</text:span><text:span text:style-name="T4">&gt;&gt; builderOperator) {<text:line-break/> <text:s text:c="7"/></text:span><text:span text:style-name="T5">return </text:span><text:span text:style-name="T4">Registry.</text:span><text:span text:style-name="T8">register</text:span><text:span text:style-name="T4">(Registries.</text:span><text:span text:style-name="T6">DATA_COMPONENT_TYPE</text:span><text:span text:style-name="T4">, Identifier.</text:span><text:span text:style-name="T8">of</text:span><text:span text:style-name="T4">(TutorialMod.</text:span><text:span text:style-name="T6">MOD_ID</text:span><text:span text:style-name="T4">, name),<text:line-break/> <text:s text:c="15"/>builderOperator.apply(ComponentType.</text:span><text:span text:style-name="T8">builder</text:span><text:span text:style-name="T4">()).build());<text:line-break/> <text:s text:c="3"/>}<text:line-break/><text:line-break/> <text:s text:c="3"/></text:span><text:span text:style-name="T11">//register method called in TutorialMod.Java<text:line-break/> <text:s text:c="3"/></text:span><text:span text:style-name="T5">public static void </text:span><text:span text:style-name="T10">registerDataComponentTypes</text:span><text:span text:style-name="T4">(){<text:line-break/> <text:s text:c="7"/>TutorialMod.</text:span><text:span text:style-name="T6">LOGGER</text:span><text:span text:style-name="T4">.info(</text:span><text:span text:style-name="T7">"Registering Data Component Types for " </text:span><text:span text:style-name="T4">+ TutorialMod.</text:span><text:span text:style-name="T6">MOD_ID</text:span><text:span text:style-name="T4">);<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1"><text:span text:style-name="T11">//Everytime we right-click the chisel item, it saves that block position.<text:line-break/>//Done with custom componentDataType<text:line-break/></text:span><text:span text:style-name="T4">context.getStack().set(ModDataComponentTypes.</text:span><text:span text:style-name="T6">COORDINATES</text:span><text:span text:style-name="T4">, context.getBlockPos());<text:line-break/></text:span><text:span text:style-name="T11">//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4"><text:span text:style-name="T11">//if the coordinates of the item is not equal to null:<text:line-break/></text:span><text:span text:style-name="T5">if</text:span><text:span text:style-name="T4">(stack.get(ModDataComponentTypes.</text:span><text:span text:style-name="T6">COORDINATES</text:span><text:span text:style-name="T4">) != </text:span><text:span text:style-name="T5">null</text:span><text:span text:style-name="T4">){<text:line-break/> <text:s text:c="3"/>tooltip.add(Text.</text:span><text:span text:style-name="T8">literal</text:span><text:span text:style-name="T4">(</text:span><text:span text:style-name="T7">"Last block changed at " </text:span><text:span text:style-name="T4">+ stack.get(ModDataComponentTypes.</text:span><text:span text:style-name="T6">COORDINATES</text:span><text:span text:style-name="T4">)));<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4"><text:span text:style-name="T5">public static class </text:span><text:span text:style-name="T4">Blocks {<text:line-break/> <text:s text:c="3"/></text:span><text:span text:style-name="T11">//Where to register new block tags<text:line-break/> <text:s text:c="3"/></text:span><text:span text:style-name="T5">public static final </text:span><text:span text:style-name="T4">TagKey&lt;Block&gt; </text:span><text:span text:style-name="T6">NEEDS_PINK_GARNET_TOOL </text:span><text:span text:style-name="T4">= </text:span><text:span text:style-name="T8">createTag</text:span><text:span text:style-name="T4">(</text:span><text:span text:style-name="T7">"needs_pink_garnet_tool"</text:span><text:span text:style-name="T4">);<text:line-break/> <text:s text:c="3"/></text:span><text:span text:style-name="T5">public static final </text:span><text:span text:style-name="T4">TagKey&lt;Block&gt; </text:span><text:span text:style-name="T6">INCORRECT_FOR_PINK_GARNET_TOOL </text:span><text:span text:style-name="T4">= </text:span><text:span text:style-name="T8">createTag</text:span><text:span text:style-name="T4">(</text:span><text:span text:style-name="T7">"incorrect_for_pink_garnet_tool"</text:span><text:span text:style-name="T4">);</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1"><text:span text:style-name="T5">public enum </text:span><text:span text:style-name="T4">ModToolMaterials </text:span><text:span text:style-name="T5">implements </text:span><text:span text:style-name="T4">ToolMaterial {<text:line-break/> <text:s text:c="3"/></text:span><text:span text:style-name="T6">PINK_GARNET</text:span><text:span text:style-name="T4">(ModTags.Blocks.</text:span><text:span text:style-name="T6">INCORRECT_FOR_PINK_GARNET_TOOL</text:span><text:span text:style-name="T4">,<text:line-break/> <text:s text:c="11"/></text:span><text:span text:style-name="T17">1200</text:span><text:span text:style-name="T4">, </text:span><text:span text:style-name="T17">5.0F</text:span><text:span text:style-name="T4">, </text:span><text:span text:style-name="T17">4.0F</text:span><text:span text:style-name="T4">, </text:span><text:span text:style-name="T17">22</text:span><text:span text:style-name="T4">, () -&gt; Ingredient.</text:span><text:span text:style-name="T8">ofItems</text:span><text:span text:style-name="T4">(ModItems.</text:span><text:span text:style-name="T6">PINK_GARNET</text:span><text:span text:style-name="T4">)); </text:span><text:span text:style-name="T11">//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4"><text:span text:style-name="T11">//Custom Tools<text:line-break/></text:span><text:span text:style-name="T5">public static final </text:span><text:span text:style-name="T4">Item </text:span><text:span text:style-name="T6">PINK_GARNET_SWORD </text:span><text:span text:style-name="T4">= </text:span><text:span text:style-name="T8">registerItem</text:span><text:span text:style-name="T4">(</text:span><text:span text:style-name="T7">"pink_garnet_sword"</text:span><text:span text:style-name="T4">,<text:line-break/> <text:s text:c="7"/></text:span><text:span text:style-name="T5">new </text:span><text:span text:style-name="T4">SwordItem(ModToolMaterials.</text:span><text:span text:style-name="T6">PINK_GARNET</text:span><text:span text:style-name="T4">, </text:span><text:span text:style-name="T5">new </text:span><text:span text:style-name="T4">Item.Settings()<text:line-break/> <text:s text:c="15"/>.attributeModifiers(SwordItem.</text:span><text:span text:style-name="T8">createAttributeModifiers</text:span><text:span text:style-name="T4">(ModToolMaterials.</text:span><text:span text:style-name="T6">PINK_GARNET</text:span><text:span text:style-name="T4">, </text:span><text:span text:style-name="T17">3</text:span><text:span text:style-name="T4">, -</text:span><text:span text:style-name="T17">2.4f</text:span><text:span text:style-name="T4">))));<text:line-break/></text:span><text:span text:style-name="T5">public static final </text:span><text:span text:style-name="T4">Item </text:span><text:span text:style-name="T6">PINK_GARNET_PICKAXE </text:span><text:span text:style-name="T4">= </text:span><text:span text:style-name="T8">registerItem</text:span><text:span text:style-name="T4">(</text:span><text:span text:style-name="T7">"pink_garnet_pickaxe"</text:span><text:span text:style-name="T4">,<text:line-break/> <text:s text:c="7"/></text:span><text:span text:style-name="T5">new </text:span><text:span text:style-name="T4">PickaxeItem(ModToolMaterials.</text:span><text:span text:style-name="T6">PINK_GARNET</text:span><text:span text:style-name="T4">, </text:span><text:span text:style-name="T5">new </text:span><text:span text:style-name="T4">Item.Settings()<text:line-break/> <text:s text:c="15"/>.attributeModifiers(PickaxeItem.</text:span><text:span text:style-name="T8">createAttributeModifiers</text:span><text:span text:style-name="T4">(ModToolMaterials.</text:span><text:span text:style-name="T6">PINK_GARNET</text:span><text:span text:style-name="T4">, </text:span><text:span text:style-name="T17">1</text:span><text:span text:style-name="T4">, -</text:span><text:span text:style-name="T17">2.8f</text:span><text:span text:style-name="T4">))));<text:line-break/></text:span><text:span text:style-name="T5">public static final </text:span><text:span text:style-name="T4">Item </text:span><text:span text:style-name="T6">PINK_GARNET_AXE </text:span><text:span text:style-name="T4">= </text:span><text:span text:style-name="T8">registerItem</text:span><text:span text:style-name="T4">(</text:span><text:span text:style-name="T7">"pink_garnet_axe"</text:span><text:span text:style-name="T4">,<text:line-break/> <text:s text:c="7"/></text:span><text:span text:style-name="T5">new </text:span><text:span text:style-name="T4">AxeItem(ModToolMaterials.</text:span><text:span text:style-name="T6">PINK_GARNET</text:span><text:span text:style-name="T4">, </text:span><text:span text:style-name="T5">new </text:span><text:span text:style-name="T4">Item.Settings()<text:line-break/> <text:s text:c="15"/>.attributeModifiers(AxeItem.</text:span><text:span text:style-name="T8">createAttributeModifiers</text:span><text:span text:style-name="T4">(ModToolMaterials.</text:span><text:span text:style-name="T6">PINK_GARNET</text:span><text:span text:style-name="T4">, </text:span><text:span text:style-name="T17">6</text:span><text:span text:style-name="T4">, -</text:span><text:span text:style-name="T17">3.2f</text:span><text:span text:style-name="T4">))));<text:line-break/></text:span><text:span text:style-name="T5">public static final </text:span><text:span text:style-name="T4">Item </text:span><text:span text:style-name="T6">PINK_GARNET_SHOVEL </text:span><text:span text:style-name="T4">= </text:span><text:span text:style-name="T8">registerItem</text:span><text:span text:style-name="T4">(</text:span><text:span text:style-name="T7">"pink_garnet_shovel"</text:span><text:span text:style-name="T4">,<text:line-break/> <text:s text:c="7"/></text:span><text:span text:style-name="T5">new </text:span><text:span text:style-name="T4">ShovelItem(ModToolMaterials.</text:span><text:span text:style-name="T6">PINK_GARNET</text:span><text:span text:style-name="T4">, </text:span><text:span text:style-name="T5">new </text:span><text:span text:style-name="T4">Item.Settings()<text:line-break/> <text:s text:c="15"/>.attributeModifiers(ShovelItem.</text:span><text:span text:style-name="T8">createAttributeModifiers</text:span><text:span text:style-name="T4">(ModToolMaterials.</text:span><text:span text:style-name="T6">PINK_GARNET</text:span><text:span text:style-name="T4">, </text:span><text:span text:style-name="T17">1.5f</text:span><text:span text:style-name="T4">, -</text:span><text:span text:style-name="T17">3.0f</text:span><text:span text:style-name="T4">))));<text:line-break/></text:span><text:span text:style-name="T5">public static final </text:span><text:span text:style-name="T4">Item </text:span><text:span text:style-name="T6">PINK_GARNET_HOE </text:span><text:span text:style-name="T4">= </text:span><text:span text:style-name="T8">registerItem</text:span><text:span text:style-name="T4">(</text:span><text:span text:style-name="T7">"pink_garnet_hoe"</text:span><text:span text:style-name="T4">,<text:line-break/> <text:s text:c="7"/></text:span><text:span text:style-name="T5">new </text:span><text:span text:style-name="T4">HoeItem(ModToolMaterials.</text:span><text:span text:style-name="T6">PINK_GARNET</text:span><text:span text:style-name="T4">, </text:span><text:span text:style-name="T5">new </text:span><text:span text:style-name="T4">Item.Settings()<text:line-break/> <text:s text:c="15"/>.attributeModifiers(HoeItem.</text:span><text:span text:style-name="T8">createAttributeModifiers</text:span><text:span text:style-name="T4">(ModToolMaterials.</text:span><text:span text:style-name="T6">PINK_GARNET</text:span><text:span text:style-name="T4">, </text:span><text:span text:style-name="T17">0</text:span><text:span text:style-name="T4">, -</text:span><text:span text:style-name="T17">3f</text:span><text:span text:style-name="T4">))));</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4"><text:span text:style-name="T11">//Special Tool Item Tags [Important for enchanitg]<text:line-break/></text:span><text:span text:style-name="T4">getOrCreateTagBuilder(ItemTags.</text:span><text:span text:style-name="T6">SWORDS</text:span><text:span text:style-name="T4">)<text:line-break/> <text:s text:c="7"/>.add(ModItems.</text:span><text:span text:style-name="T6">PINK_GARNET_SWORD</text:span><text:span text:style-name="T4">);<text:line-break/>getOrCreateTagBuilder(ItemTags.</text:span><text:span text:style-name="T6">PICKAXES</text:span><text:span text:style-name="T4">)<text:line-break/> <text:s text:c="7"/>.add(ModItems.</text:span><text:span text:style-name="T6">PINK_GARNET_PICKAXE</text:span><text:span text:style-name="T4">);<text:line-break/>getOrCreateTagBuilder(ItemTags.</text:span><text:span text:style-name="T6">AXES</text:span><text:span text:style-name="T4">)<text:line-break/> <text:s text:c="7"/>.add(ModItems.</text:span><text:span text:style-name="T6">PINK_GARNET_AXE</text:span><text:span text:style-name="T4">);<text:line-break/>getOrCreateTagBuilder(ItemTags.</text:span><text:span text:style-name="T6">SHOVELS</text:span><text:span text:style-name="T4">)<text:line-break/> <text:s text:c="7"/>.add(ModItems.</text:span><text:span text:style-name="T6">PINK_GARNET_SHOVEL</text:span><text:span text:style-name="T4">);<text:line-break/>getOrCreateTagBuilder(ItemTags.</text:span><text:span text:style-name="T6">HOES</text:span><text:span text:style-name="T4">)<text:line-break/> <text:s text:c="7"/>.add(ModItems.</text:span><text:span text:style-name="T6">PINK_GARNET_HOE</text:span><text:span text:style-name="T4">);</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4"><text:span text:style-name="T11">//HANDHELD important to look correct<text:line-break/></text:span><text:span text:style-name="T4">itemModelGenerator.register(ModItems.</text:span><text:span text:style-name="T6">PINK_GARNET_SWORD</text:span><text:span text:style-name="T4">, Models.</text:span><text:span text:style-name="T6">HANDHELD</text:span><text:span text:style-name="T4">);</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4"><text:span text:style-name="T11">//Helpers<text:line-break/></text:span><text:span text:style-name="T5">private void </text:span><text:span text:style-name="T10">offerSword</text:span><text:span text:style-name="T4">(RecipeExporter recipeExporter, RecipeCategory recipeCategory, <text:s/>ItemConvertible input, ItemConvertible output){<text:line-break/> <text:s text:c="3"/>ShapedRecipeJsonBuilder.</text:span><text:span text:style-name="T8">create</text:span><text:span text:style-name="T4">(recipeCategory, output)<text:line-break/> <text:s text:c="11"/>.pattern(</text:span><text:span text:style-name="T7">" R "</text:span><text:span text:style-name="T4">)<text:line-break/> <text:s text:c="11"/>.pattern(</text:span><text:span text:style-name="T7">" R "</text:span><text:span text:style-name="T4">)<text:line-break/> <text:s text:c="11"/>.pattern(</text:span><text:span text:style-name="T7">" S "</text:span><text:span text:style-name="T4">)<text:line-break/> <text:s text:c="11"/>.input(</text:span><text:span text:style-name="T7">'R'</text:span><text:span text:style-name="T4">, input)<text:line-break/> <text:s text:c="11"/>.input(</text:span><text:span text:style-name="T7">'S'</text:span><text:span text:style-name="T4">, Items.</text:span><text:span text:style-name="T6">STICK</text:span><text:span text:style-name="T4">)<text:line-break/> <text:s text:c="11"/>.criterion(</text:span><text:span text:style-name="T8">hasItem</text:span><text:span text:style-name="T4">(input),</text:span><text:span text:style-name="T8">conditionsFromItem</text:span><text:span text:style-name="T4">(input))<text:line-break/> <text:s text:c="11"/>.offerTo(recipeExporter);<text:line-break/>}</text:span></text:p>
          </table:table-cell>
        </table:table-row>
      </table:table>
      <text:p text:style-name="P79"/>
      <text:h text:style-name="P81" text:outline-level="2"/>
      <text:h text:style-name="P82" text:outline-level="2">16: Custom Hammer item</text:h>
      <text:p text:style-name="P83">Video: <text:a xlink:type="simple" xlink:href="https://www.youtube.com/watch?v=-EuJTKoLzlM" text:style-name="Internet_20_link" text:visited-style-name="Visited_20_Internet_20_Link"><text:span text:style-name="T27">Click Here</text:span></text:a> </text:p>
      <text:p text:style-name="P84">Create custom hammer class: item.custom.HammerItem.java</text:p>
      <table:table table:name="Table51" table:style-name="Table51">
        <table:table-column table:style-name="Table51.A"/>
        <table:table-row>
          <table:table-cell table:style-name="Table51.A1" office:value-type="string">
            <text:p text:style-name="P12" loext:marker-style-name="T4"><text:span text:style-name="T5">public class </text:span><text:span text:style-name="T4">HammerItem </text:span><text:span text:style-name="T5">extends </text:span><text:span text:style-name="T4">MiningToolItem {<text:line-break/><text:line-break/> <text:s text:c="3"/></text:span><text:span text:style-name="T11">//Constructor<text:line-break/> <text:s text:c="3"/></text:span><text:span text:style-name="T5">public </text:span><text:span text:style-name="T10">HammerItem</text:span><text:span text:style-name="T4">(ToolMaterial material, Settings settings) {<text:line-break/> <text:s text:c="7"/></text:span><text:span text:style-name="T11">//Since the effective blocks are the same as the pickaxe, we can use that<text:line-break/> <text:s text:c="7"/></text:span><text:span text:style-name="T5">super</text:span><text:span text:style-name="T4">(material, BlockTags.</text:span><text:span text:style-name="T6">PICKAXE_MINEABLE</text:span><text:span text:style-name="T4">, settings);<text:line-break/> <text:s text:c="3"/>}<text:line-break/><text:line-break/> <text:s text:c="3"/><text:line-break/><text:line-break/> <text:s text:c="3"/></text:span><text:span text:style-name="T11">//Create a method that returns a list of all the block positions that will be destroyed<text:line-break/> <text:s text:c="3"/></text:span><text:span text:style-name="T5">public static </text:span><text:span text:style-name="T4">List&lt;BlockPos&gt; </text:span><text:span text:style-name="T10">getBlocksToBeDestroyed</text:span><text:span text:style-name="T4">(</text:span><text:span text:style-name="T5">int </text:span><text:span text:style-name="T4">range, BlockPos initalBlockPos, ServerPlayerEntity player){<text:line-break/> <text:s text:c="7"/></text:span><text:span text:style-name="T11">/* Range: How many blocks from the hammer is affected<text:line-break/> <text:s text:c="7"/>* InitialBlockPos: the position of the block actually being mined by the player.<text:line-break/> <text:s text:c="7"/>* player: The actual player using the item.<text:line-break/> <text:s text:c="7"/>*/<text:line-break/><text:line-break/> <text:s text:c="7"/>//Create a list of block positions that will be affected:<text:line-break/> <text:s text:c="7"/></text:span><text:span text:style-name="T4">List&lt;BlockPos&gt; positions = </text:span><text:span text:style-name="T5">new </text:span><text:span text:style-name="T4">ArrayList&lt;&gt;();<text:line-break/><text:line-break/> <text:s text:c="7"/>HitResult hit = player.raycast(</text:span><text:span text:style-name="T17">20</text:span><text:span text:style-name="T4">,</text:span><text:span text:style-name="T17">0</text:span><text:span text:style-name="T4">,</text:span><text:span text:style-name="T5">false</text:span><text:span text:style-name="T4">); </text:span><text:span text:style-name="T11">//cast a raycast a distance of 20 units (blocks?), instantly, ignoring fluids ()<text:line-break/> <text:s text:c="7"/>/*<text:line-break/> <text:s text:c="7"/>HitResult has 3 main fields<text:line-break/> <text:s text:c="11"/>POS. xyz of the hit item<text:line-break/> <text:s text:c="11"/>TYPE, and enum of type MISS, ENTITY, or BLOCK depending on what is hit.<text:line-break/> <text:s text:c="11"/>The method: SquaredDistanceToENtity. Calculates the distance from the palyer to the hit enemy!<text:line-break/> <text:s text:c="8"/>*/<text:line-break/><text:line-break/> <text:s text:c="7"/></text:span><text:span text:style-name="T5">if</text:span><text:span text:style-name="T4">(hit.getType() == HitResult.Type.</text:span><text:span text:style-name="T6">BLOCK</text:span><text:span text:style-name="T4">){<text:line-break/> <text:s text:c="11"/>BlockHitResult blockHit = (BlockHitResult) hit; </text:span><text:span text:style-name="T11">//Cast to BlockHitResult type (extends HitResult)<text:line-break/><text:line-break/> <text:s text:c="11"/>//if the block was hit on the top or bottom<text:line-break/> <text:s text:c="11"/></text:span><text:span text:style-name="T5">if</text:span><text:span text:style-name="T4">(blockHit.getSide() == Direction.</text:span><text:span text:style-name="T6">DOWN </text:span><text:span text:style-name="T4">|| blockHit.getSide() == Direction.</text:span><text:span text:style-name="T6">UP</text:span><text:span text:style-name="T4">){<text:line-break/> <text:s text:c="15"/></text:span><text:span text:style-name="T5">for</text:span><text:span text:style-name="T4">(</text:span><text:span text:style-name="T5">int </text:span><text:span text:style-name="T4">x = -range; x &lt;= range; x++){<text:line-break/> <text:s text:c="19"/></text:span><text:span text:style-name="T5">for </text:span><text:span text:style-name="T4">(</text:span><text:span text:style-name="T5">int </text:span><text:span text:style-name="T4">z = -range; z &lt;= range; z++){<text:line-break/> <text:s text:c="23"/>positions.add(</text:span><text:span text:style-name="T5">new </text:span><text:span text:style-name="T4">BlockPos(initalBlockPos.getX() + x, initalBlockPos.getY(), initalBlockPos.getZ() + z));<text:line-break/> <text:s text:c="19"/>}<text:line-break/> <text:s text:c="15"/>}<text:line-break/> <text:s text:c="11"/>}<text:line-break/><text:line-break/> <text:s text:c="11"/></text:span><text:span text:style-name="T11">//if the block was hit from the north or south<text:line-break/> <text:s text:c="11"/></text:span><text:span text:style-name="T5">if</text:span><text:span text:style-name="T4">(blockHit.getSide() == Direction.</text:span><text:span text:style-name="T6">NORTH </text:span><text:span text:style-name="T4">|| blockHit.getSide() == Direction.</text:span><text:span text:style-name="T6">SOUTH</text:span><text:span text:style-name="T4">){<text:line-break/> <text:s text:c="15"/></text:span><text:span text:style-name="T5">for</text:span><text:span text:style-name="T4">(</text:span><text:span text:style-name="T5">int </text:span><text:span text:style-name="T4">x = -range; x &lt;= range; x++){<text:line-break/> <text:s text:c="19"/></text:span><text:span text:style-name="T5">for </text:span><text:span text:style-name="T4">(</text:span><text:span text:style-name="T5">int </text:span><text:span text:style-name="T4">y = -range; y &lt;= range; y++){<text:line-break/> <text:s text:c="23"/>positions.add(</text:span><text:span text:style-name="T5">new </text:span><text:span text:style-name="T4">BlockPos(initalBlockPos.getX() + x, initalBlockPos.getY() + y, initalBlockPos.getZ()));<text:line-break/> <text:s text:c="19"/>}<text:line-break/> <text:s text:c="15"/>}<text:line-break/> <text:s text:c="11"/>}<text:line-break/><text:line-break/> <text:s text:c="11"/></text:span><text:span text:style-name="T11">//if the block was hit from east or west<text:line-break/> <text:s text:c="11"/></text:span><text:span text:style-name="T5">if</text:span><text:span text:style-name="T4">(blockHit.getSide() == Direction.</text:span><text:span text:style-name="T6">EAST </text:span><text:span text:style-name="T4">|| blockHit.getSide() == Direction.</text:span><text:span text:style-name="T6">WEST</text:span><text:span text:style-name="T4">){<text:line-break/></text:span><text:soft-page-break/><text:span text:style-name="T4"> <text:s text:c="15"/></text:span><text:span text:style-name="T5">for</text:span><text:span text:style-name="T4">(</text:span><text:span text:style-name="T5">int </text:span><text:span text:style-name="T4">z = -range; z &lt;= range; z++){<text:line-break/> <text:s text:c="19"/></text:span><text:span text:style-name="T5">for </text:span><text:span text:style-name="T4">(</text:span><text:span text:style-name="T5">int </text:span><text:span text:style-name="T4">y = -range; y &lt;= range; y++){<text:line-break/> <text:s text:c="23"/>positions.add(</text:span><text:span text:style-name="T5">new </text:span><text:span text:style-name="T4">BlockPos(initalBlockPos.getX(), initalBlockPos.getY() + y, initalBlockPos.getZ() + z));<text:line-break/> <text:s text:c="19"/>}<text:line-break/> <text:s text:c="15"/>}<text:line-break/> <text:s text:c="11"/>}<text:line-break/> <text:s text:c="7"/>}<text:line-break/><text:line-break/> <text:s text:c="7"/></text:span><text:span text:style-name="T11">//Return the list of blocks<text:line-break/> <text:s text:c="7"/></text:span><text:span text:style-name="T5">return <text:s/></text:span><text:span text:style-name="T4">positions;<text:line-break/> <text:s text:c="3"/>}<text:line-break/><text:line-break/>}</text:span></text:p>
          </table:table-cell>
        </table:table-row>
      </table:table>
      <text:p text:style-name="P84"/>
      <text:p text:style-name="P84">Register item, itemGroup, and model.</text:p>
      <text:p text:style-name="P84">Create new Event: util.HammerUsageEvent.java</text:p>
      <table:table table:name="Table52" table:style-name="Table52">
        <table:table-column table:style-name="Table52.A"/>
        <table:table-row>
          <table:table-cell table:style-name="Table52.A1" office:value-type="string">
            <text:p text:style-name="P12" loext:marker-style-name="T4"><text:span text:style-name="T5">public class </text:span><text:span text:style-name="T4">HammerUsageEvent </text:span><text:span text:style-name="T5">implements </text:span><text:span text:style-name="T4">PlayerBlockBreakEvents.Before{<text:line-break/> <text:s text:c="3"/></text:span><text:span text:style-name="T11">//Done with the help of the COFHCore and KaupenJoe<text:line-break/><text:line-break/> <text:s text:c="3"/></text:span><text:span text:style-name="T5">private static final </text:span><text:span text:style-name="T4">Set&lt;BlockPos&gt; </text:span><text:span text:style-name="T6">HARVESTED_BLOCKS </text:span><text:span text:style-name="T4">= </text:span><text:span text:style-name="T5">new </text:span><text:span text:style-name="T4">HashSet&lt;&gt;();<text:line-break/><text:line-break/><text:line-break/> <text:s text:c="3"/></text:span><text:span text:style-name="T11">//This event is called just before a block is broken!<text:line-break/> <text:s text:c="3"/></text:span><text:span text:style-name="T9">@Override<text:line-break/> <text:s text:c="3"/></text:span><text:span text:style-name="T5">public boolean </text:span><text:span text:style-name="T10">beforeBlockBreak</text:span><text:span text:style-name="T4">(World world, PlayerEntity player, BlockPos pos, BlockState blockState, </text:span><text:span text:style-name="T9">@Nullable </text:span><text:span text:style-name="T4">BlockEntity blockEntity) {<text:line-break/><text:line-break/> <text:s text:c="7"/></text:span><text:span text:style-name="T11">//get the stack currently in the players main hand<text:line-break/> <text:s text:c="7"/></text:span><text:span text:style-name="T4">ItemStack mainHandItem = player.getMainHandStack();<text:line-break/><text:line-break/> <text:s text:c="7"/></text:span><text:span text:style-name="T11">//is this block being broken with a hammer? &amp; are we on the server?<text:line-break/> <text:s text:c="7"/></text:span><text:span text:style-name="T5">if </text:span><text:span text:style-name="T4">(mainHandItem.getItem() </text:span><text:span text:style-name="T5">instanceof </text:span><text:span text:style-name="T4">HammerItem hammer &amp;&amp; player </text:span><text:span text:style-name="T5">instanceof </text:span><text:span text:style-name="T4">ServerPlayerEntity serverPlayer){<text:line-break/> <text:s text:c="11"/></text:span><text:span text:style-name="T11">//Is this block in the harvested blocks set??<text:line-break/> <text:s text:c="11"/></text:span><text:span text:style-name="T5">if</text:span><text:span text:style-name="T4">(</text:span><text:span text:style-name="T6">HARVESTED_BLOCKS</text:span><text:span text:style-name="T4">.contains(pos)){<text:line-break/> <text:s text:c="15"/></text:span><text:span text:style-name="T5">return true</text:span><text:span text:style-name="T4">; </text:span><text:span text:style-name="T11">//destorys the block<text:line-break/> <text:s text:c="11"/></text:span><text:span text:style-name="T4">}<text:line-break/><text:line-break/><text:line-break/> <text:s text:c="11"/></text:span><text:span text:style-name="T11">//For each position within ".getBlocksToBeDestoryed()"<text:line-break/> <text:s text:c="11"/></text:span><text:span text:style-name="T5">for</text:span><text:span text:style-name="T4">(BlockPos position : HammerItem.</text:span><text:span text:style-name="T8">getBlocksToBeDestroyed</text:span><text:span text:style-name="T4">(</text:span><text:span text:style-name="T17">1</text:span><text:span text:style-name="T4">, pos, serverPlayer)){<text:line-break/> <text:s text:c="15"/></text:span><text:span text:style-name="T5">if</text:span><text:span text:style-name="T4">(pos == position || !hammer.isCorrectForDrops(mainHandItem, world.getBlockState(position))){<text:line-break/> <text:s text:c="19"/></text:span><text:span text:style-name="T5">continue</text:span><text:span text:style-name="T4">; </text:span><text:span text:style-name="T11">//if it is one we already broke, skip it and go to next block<text:line-break/> <text:s text:c="15"/></text:span><text:span text:style-name="T4">}<text:line-break/><text:line-break/> <text:s text:c="15"/></text:span><text:span text:style-name="T6">HARVESTED_BLOCKS</text:span><text:span text:style-name="T4">.add(position);<text:line-break/> <text:s text:c="15"/>serverPlayer.</text:span><text:span text:style-name="T12">interactionManager</text:span><text:span text:style-name="T4">.tryBreakBlock(position); </text:span><text:span text:style-name="T11">//THIS IS RECURSIVE AND CALLS THIS WHOLE METHOD AGAIN<text:line-break/> <text:s text:c="15"/></text:span><text:span text:style-name="T6">HARVESTED_BLOCKS</text:span><text:span text:style-name="T4">.remove(position); </text:span><text:span text:style-name="T11">//That is why we must remove it!<text:line-break/> <text:s text:c="11"/></text:span><text:span text:style-name="T4">}<text:line-break/> <text:s text:c="7"/>}<text:line-break/> <text:s text:c="7"/></text:span><text:span text:style-name="T5">return true</text:span><text:span text:style-name="T4">;<text:line-break/> <text:s text:c="3"/>}<text:line-break/>}</text:span></text:p>
          </table:table-cell>
        </table:table-row>
      </table:table>
      <text:p text:style-name="P84"><text:soft-page-break/><text:line-break/>Register the event in TutorialMod.java:</text:p>
      <table:table table:name="Table53" table:style-name="Table53">
        <table:table-column table:style-name="Table53.A"/>
        <table:table-row>
          <table:table-cell table:style-name="Table53.A1" office:value-type="string">
            <text:p text:style-name="P12" loext:marker-style-name="T4"><text:span text:style-name="T11">//Register event<text:line-break/></text:span><text:span text:style-name="T4">PlayerBlockBreakEvents.</text:span><text:span text:style-name="T6">BEFORE</text:span><text:span text:style-name="T4">.register(</text:span><text:span text:style-name="T5">new </text:span><text:span text:style-name="T4">HammerUsageEvent());</text:span></text:p>
          </table:table-cell>
        </table:table-row>
      </table:table>
      <text:p text:style-name="P84"/>
      <text:h text:style-name="P85" text:outline-level="2"/>
      <text:h text:style-name="P86" text:outline-level="2">17: Custom Armor</text:h>
      <text:p text:style-name="P84">Video: <text:a xlink:type="simple" xlink:href="https://www.youtube.com/watch?v=WcX58FfR0F0" text:style-name="Internet_20_link" text:visited-style-name="Visited_20_Internet_20_Link">Click Here</text:a> </text:p>
      <text:p text:style-name="P87">Register a new armor material: item.ModArmorMaterials.java</text:p>
      <table:table table:name="Table54" table:style-name="Table54">
        <table:table-column table:style-name="Table54.A"/>
        <table:table-row>
          <table:table-cell table:style-name="Table54.A1" office:value-type="string">
            <text:p text:style-name="P12" loext:marker-style-name="T4"><text:span text:style-name="T5">public class </text:span><text:span text:style-name="T4">ModArmorMaterials {<text:line-break/><text:line-break/> <text:s text:c="3"/></text:span><text:span text:style-name="T5">public static final </text:span><text:span text:style-name="T4">RegistryEntry&lt;ArmorMaterial&gt; </text:span><text:span text:style-name="T6">PINK_GARNET_ARMOR_MATERIAL </text:span><text:span text:style-name="T4">= </text:span><text:span text:style-name="T8">registerArmorMaterial</text:span><text:span text:style-name="T4">(</text:span><text:span text:style-name="T7">"pink_garnet_armor_material"</text:span><text:span text:style-name="T4">,<text:line-break/> <text:s text:c="11"/>() -&gt; </text:span><text:span text:style-name="T5">new </text:span><text:span text:style-name="T4">ArmorMaterial(Util.</text:span><text:span text:style-name="T8">make</text:span><text:span text:style-name="T4">(</text:span><text:span text:style-name="T5">new </text:span><text:span text:style-name="T4">EnumMap&lt;&gt;(ArmorItem.Type.</text:span><text:span text:style-name="T5">class</text:span><text:span text:style-name="T4">), map -&gt; {<text:line-break/> <text:s text:c="15"/>map.put(ArmorItem.Type.</text:span><text:span text:style-name="T6">BOOTS</text:span><text:span text:style-name="T4">, </text:span><text:span text:style-name="T17">2</text:span><text:span text:style-name="T4">);<text:line-break/> <text:s text:c="15"/>map.put(ArmorItem.Type.</text:span><text:span text:style-name="T6">LEGGINGS</text:span><text:span text:style-name="T4">, </text:span><text:span text:style-name="T17">4</text:span><text:span text:style-name="T4">);<text:line-break/> <text:s text:c="15"/>map.put(ArmorItem.Type.</text:span><text:span text:style-name="T6">CHESTPLATE</text:span><text:span text:style-name="T4">, </text:span><text:span text:style-name="T17">6</text:span><text:span text:style-name="T4">);<text:line-break/> <text:s text:c="15"/>map.put(ArmorItem.Type.</text:span><text:span text:style-name="T6">HELMET</text:span><text:span text:style-name="T4">, </text:span><text:span text:style-name="T17">2</text:span><text:span text:style-name="T4">);<text:line-break/> <text:s text:c="15"/>map.put(ArmorItem.Type.</text:span><text:span text:style-name="T6">BODY</text:span><text:span text:style-name="T4">, </text:span><text:span text:style-name="T17">4</text:span><text:span text:style-name="T4">);<text:line-break/> <text:s text:c="11"/>}), </text:span><text:span text:style-name="T17">20</text:span><text:span text:style-name="T4">, SoundEvents.</text:span><text:span text:style-name="T6">ITEM_ARMOR_EQUIP_DIAMOND</text:span><text:span text:style-name="T4">, () -&gt; Ingredient.</text:span><text:span text:style-name="T8">ofItems</text:span><text:span text:style-name="T4">(ModItems.</text:span><text:span text:style-name="T6">PINK_GARNET</text:span><text:span text:style-name="T4">),<text:line-break/> <text:s text:c="19"/>List.</text:span><text:span text:style-name="T8">of</text:span><text:span text:style-name="T4">(</text:span><text:span text:style-name="T5">new </text:span><text:span text:style-name="T4">ArmorMaterial.Layer(Identifier.</text:span><text:span text:style-name="T8">of</text:span><text:span text:style-name="T4">(TutorialMod.</text:span><text:span text:style-name="T6">MOD_ID</text:span><text:span text:style-name="T4">, </text:span><text:span text:style-name="T7">"pink_garnet"</text:span><text:span text:style-name="T4">))), </text:span><text:span text:style-name="T17">0</text:span><text:span text:style-name="T4">, </text:span><text:span text:style-name="T17">0</text:span><text:span text:style-name="T4">));<text:line-break/><text:line-break/><text:line-break/> <text:s text:c="3"/></text:span><text:span text:style-name="T11">//Helper method for registering armor materials<text:line-break/> <text:s text:c="3"/></text:span><text:span text:style-name="T5">public static </text:span><text:span text:style-name="T4">RegistryEntry&lt;ArmorMaterial&gt; </text:span><text:span text:style-name="T10">registerArmorMaterial</text:span><text:span text:style-name="T4">(String name, Supplier&lt;ArmorMaterial&gt; material){<text:line-break/> <text:s text:c="7"/></text:span><text:span text:style-name="T5">return </text:span><text:span text:style-name="T4">Registry.</text:span><text:span text:style-name="T8">registerReference</text:span><text:span text:style-name="T4">(Registries.</text:span><text:span text:style-name="T6">ARMOR_MATERIAL</text:span><text:span text:style-name="T4">, Identifier.</text:span><text:span text:style-name="T8">of</text:span><text:span text:style-name="T4">(TutorialMod.</text:span><text:span text:style-name="T6">MOD_ID</text:span><text:span text:style-name="T4">, name), material.get());<text:line-break/> <text:s text:c="3"/>}<text:line-break/>}</text:span></text:p>
          </table:table-cell>
        </table:table-row>
      </table:table>
      <text:p text:style-name="P87"/>
      <text:p text:style-name="P87">Register items and item groups</text:p>
      <text:p text:style-name="P87"/>
      <text:p text:style-name="P87"/>
      <text:p text:style-name="P87">Add armor models to assets.tutorialmod.models.armor</text:p>
      <text:p text:style-name="P87">Naming convention is important: &lt;armor_material&gt;_Layer_1.png &amp; layer 2 as well</text:p>
      <text:p text:style-name="P87">add to ModelProvider:</text:p>
      <table:table table:name="Table55" table:style-name="Table55">
        <table:table-column table:style-name="Table55.A"/>
        <table:table-row>
          <table:table-cell table:style-name="Table55.A1" office:value-type="string">
            <text:p text:style-name="P12" loext:marker-style-name="T4"><text:span text:style-name="T4">itemModelGenerator.registerArmor((ArmorItem) ModItems.</text:span><text:span text:style-name="T6">PINK_GARNET_HELMET</text:span><text:span text:style-name="T4">);<text:line-break/>itemModelGenerator.registerArmor((ArmorItem) ModItems.</text:span><text:span text:style-name="T6">PINK_GARNET_CHESTPLATE</text:span><text:span text:style-name="T4">);<text:line-break/>itemModelGenerator.registerArmor((ArmorItem) ModItems.</text:span><text:span text:style-name="T6">PINK_GARNET_LEGGINGS</text:span><text:span text:style-name="T4">);<text:line-break/>itemModelGenerator.registerArmor((ArmorItem) ModItems.</text:span><text:span text:style-name="T6">PINK_GARNET_BOOTS</text:span><text:span text:style-name="T4">);</text:span></text:p>
          </table:table-cell>
        </table:table-row>
      </table:table>
      <text:p text:style-name="P87"/>
      <text:p text:style-name="P87"/>
      <text:p text:style-name="P87"/>
      <text:p text:style-name="P87"/>
      <text:p text:style-name="P87"/>
      <text:p text:style-name="P87"/>
      <text:p text:style-name="P88"><text:soft-page-break/><text:span text:style-name="T28">Make trimable in ItemTagProvider:</text:span></text:p>
      <table:table table:name="Table56" table:style-name="Table56">
        <table:table-column table:style-name="Table56.A"/>
        <table:table-row>
          <table:table-cell table:style-name="Table56.A1" office:value-type="string">
            <text:p text:style-name="P89" loext:marker-style-name="T4"><text:span text:style-name="T4">getOrCreateTagBuilder(ItemTags.</text:span><text:span text:style-name="T6">TRIMMABLE_ARMOR</text:span><text:span text:style-name="T4">)<text:line-break/> <text:s text:c="7"/>.add(ModItems.</text:span><text:span text:style-name="T6">PINK_GARNET_HELMET</text:span><text:span text:style-name="T4">)<text:line-break/> <text:s text:c="7"/>.add(ModItems.</text:span><text:span text:style-name="T6">PINK_GARNET_CHESTPLATE</text:span><text:span text:style-name="T4">)<text:line-break/> <text:s text:c="7"/>.add(ModItems.</text:span><text:span text:style-name="T6">PINK_GARNET_LEGGINGS</text:span><text:span text:style-name="T4">)<text:line-break/> <text:s text:c="7"/>.add(ModItems.</text:span><text:span text:style-name="T6">PINK_GARNET_BOOTS</text:span><text:span text:style-name="T4">);</text:span></text:p>
            <text:p text:style-name="P90" loext:marker-style-name="T4"/>
            <text:p text:style-name="P12" loext:marker-style-name="T4"><text:span text:style-name="T11">//Allows armor to be enchantable<text:line-break/></text:span><text:span text:style-name="T4">getOrCreateTagBuilder(ItemTags.</text:span><text:span text:style-name="T6">FOOT_ARMOR_ENCHANTABLE</text:span><text:span text:style-name="T4">).add(ModItems.</text:span><text:span text:style-name="T6">PINK_GARNET_BOOTS</text:span><text:span text:style-name="T4">);<text:line-break/>getOrCreateTagBuilder(ItemTags.</text:span><text:span text:style-name="T6">LEG_ARMOR_ENCHANTABLE</text:span><text:span text:style-name="T4">).add(ModItems.</text:span><text:span text:style-name="T6">PINK_GARNET_LEGGINGS</text:span><text:span text:style-name="T4">);<text:line-break/>getOrCreateTagBuilder(ItemTags.</text:span><text:span text:style-name="T6">CHEST_ARMOR_ENCHANTABLE</text:span><text:span text:style-name="T4">).add(ModItems.</text:span><text:span text:style-name="T6">PINK_GARNET_CHESTPLATE</text:span><text:span text:style-name="T4">);<text:line-break/>getOrCreateTagBuilder(ItemTags.</text:span><text:span text:style-name="T6">HEAD_ARMOR_ENCHANTABLE</text:span><text:span text:style-name="T4">).add(ModItems.</text:span><text:span text:style-name="T6">PINK_GARNET_HELMET</text:span><text:span text:style-name="T4">);</text:span></text:p>
          </table:table-cell>
        </table:table-row>
      </table:table>
      <text:p text:style-name="P87"/>
      <text:h text:style-name="P91" text:outline-level="2"/>
      <text:h text:style-name="P92" text:outline-level="2">18: Full Armor Effect <text:span text:style-name="T29">(Armor Bonus)</text:span></text:h>
      <text:p text:style-name="P87">Video: <text:a xlink:type="simple" xlink:href="https://www.youtube.com/watch?v=EYwyKCfl2ag" text:style-name="Internet_20_link" text:visited-style-name="Visited_20_Internet_20_Link"><text:span text:style-name="T30">Click Here</text:span></text:a> </text:p>
      <text:p text:style-name="P93">Added <text:span text:style-name="T31">status e</text:span>ffect<text:span text:style-name="T31">(s)</text:span> for wearing the whole set</text:p>
      <text:p text:style-name="P93"/>
      <text:p text:style-name="P94">item.custom.ModArmorItem.java</text:p>
      <table:table table:name="Table57" table:style-name="Table57">
        <table:table-column table:style-name="Table57.A"/>
        <table:table-row>
          <table:table-cell table:style-name="Table57.A1" office:value-type="string">
            <text:p text:style-name="P12" loext:marker-style-name="T4"><text:span text:style-name="T5">public class </text:span><text:span text:style-name="T4">ModArmorItem </text:span><text:span text:style-name="T5">extends </text:span><text:span text:style-name="T4">ArmorItem {<text:line-break/> <text:s text:c="3"/></text:span><text:span text:style-name="T11">//Maps a specific armor material to a list of status effects (only works with custom materials, not vanilla)<text:line-break/> <text:s text:c="3"/>//can add multiple materials by extending off of .put<text:line-break/> <text:s text:c="3"/></text:span><text:span text:style-name="T5">private static final </text:span><text:span text:style-name="T4">Map&lt;RegistryEntry&lt;ArmorMaterial&gt;, List&lt;StatusEffectInstance&gt;&gt; </text:span><text:span text:style-name="T6">MATERIAL_TO_EFFECT_MAP </text:span><text:span text:style-name="T4">=<text:line-break/> <text:s text:c="11"/>(</text:span><text:span text:style-name="T5">new </text:span><text:span text:style-name="T4">ImmutableMap.Builder&lt;RegistryEntry&lt;ArmorMaterial&gt;, List&lt;StatusEffectInstance&gt;&gt;())<text:line-break/> <text:s text:c="19"/>.put(ModArmorMaterials.</text:span><text:span text:style-name="T6">PINK_GARNET_ARMOR_MATERIAL</text:span><text:span text:style-name="T4">,<text:line-break/> <text:s text:c="27"/>List.</text:span><text:span text:style-name="T8">of</text:span><text:span text:style-name="T4">(</text:span><text:span text:style-name="T5">new </text:span><text:span text:style-name="T4">StatusEffectInstance(StatusEffects.</text:span><text:span text:style-name="T6">HASTE</text:span><text:span text:style-name="T4">, </text:span><text:span text:style-name="T17">400</text:span><text:span text:style-name="T4">, </text:span><text:span text:style-name="T17">1</text:span><text:span text:style-name="T4">, </text:span><text:span text:style-name="T5">false</text:span><text:span text:style-name="T4">, </text:span><text:span text:style-name="T5">false</text:span><text:span text:style-name="T4">),<text:line-break/> <text:s text:c="35"/></text:span><text:span text:style-name="T5">new </text:span><text:span text:style-name="T4">StatusEffectInstance(StatusEffects.</text:span><text:span text:style-name="T6">JUMP_BOOST</text:span><text:span text:style-name="T4">, </text:span><text:span text:style-name="T17">400</text:span><text:span text:style-name="T4">, </text:span><text:span text:style-name="T17">1</text:span><text:span text:style-name="T4">, </text:span><text:span text:style-name="T5">false</text:span><text:span text:style-name="T4">, </text:span><text:span text:style-name="T5">false</text:span><text:span text:style-name="T4">))).build();<text:line-break/><text:line-break/><text:line-break/> <text:s text:c="3"/></text:span><text:span text:style-name="T11">//Constructor<text:line-break/> <text:s text:c="3"/></text:span><text:span text:style-name="T5">public </text:span><text:span text:style-name="T10">ModArmorItem</text:span><text:span text:style-name="T4">(RegistryEntry&lt;ArmorMaterial&gt; material, Type type, Settings settings) {<text:line-break/> <text:s text:c="7"/></text:span><text:span text:style-name="T5">super</text:span><text:span text:style-name="T4">(material, type, settings);<text:line-break/> <text:s text:c="3"/>}<text:line-break/><text:line-break/><text:line-break/> <text:s text:c="3"/></text:span><text:span text:style-name="T11">//called every tick while this specific item stack is in your inventory<text:line-break/> <text:s text:c="3"/></text:span><text:span text:style-name="T9">@Override<text:line-break/> <text:s text:c="3"/></text:span><text:span text:style-name="T5">public void </text:span><text:span text:style-name="T10">inventoryTick</text:span><text:span text:style-name="T4">(ItemStack stack, World world, Entity entity, </text:span><text:span text:style-name="T5">int </text:span><text:span text:style-name="T4">slot, </text:span><text:span text:style-name="T5">boolean </text:span><text:span text:style-name="T4">selected) {<text:line-break/> <text:s text:c="7"/></text:span><text:span text:style-name="T5">if</text:span><text:span text:style-name="T4">(!world.</text:span><text:span text:style-name="T12">isClient</text:span><text:span text:style-name="T4">){ </text:span><text:span text:style-name="T11">//is server?<text:line-break/> <text:s text:c="11"/></text:span><text:span text:style-name="T5">if</text:span><text:span text:style-name="T4">(entity </text:span><text:span text:style-name="T5">instanceof </text:span><text:span text:style-name="T4">PlayerEntity player){ </text:span><text:span text:style-name="T11">//is entity a player?<text:line-break/> <text:s text:c="15"/></text:span><text:span text:style-name="T5">if</text:span><text:span text:style-name="T4">(hasFullSuitOfArmorOn(player)){ </text:span><text:span text:style-name="T11">//do they have a full suit of armor on?<text:line-break/> <text:s text:c="19"/></text:span><text:span text:style-name="T4">evaluateArmorEffects(player); </text:span><text:span text:style-name="T11">//evaluate armor effects<text:line-break/> <text:s text:c="15"/></text:span><text:span text:style-name="T4">}<text:line-break/> <text:s text:c="11"/>}<text:line-break/> <text:s text:c="7"/>}<text:line-break/> <text:s text:c="7"/></text:span><text:span text:style-name="T5">super</text:span><text:span text:style-name="T4">.inventoryTick(stack, world, entity, slot, selected);<text:line-break/> <text:s text:c="3"/>}<text:line-break/><text:line-break/><text:line-break/> <text:s text:c="3"/></text:span><text:span text:style-name="T11">//Cycle through each armor material and add all the status effects for each one as required<text:line-break/> <text:s text:c="3"/></text:span><text:span text:style-name="T5">private void </text:span><text:span text:style-name="T10">evaluateArmorEffects</text:span><text:span text:style-name="T4">(PlayerEntity player){<text:line-break/> <text:s text:c="7"/></text:span><text:span text:style-name="T5">for </text:span><text:span text:style-name="T4">(Map.Entry&lt;RegistryEntry&lt;ArmorMaterial&gt;, List&lt;StatusEffectInstance&gt;&gt; entry : </text:span><text:span text:style-name="T6">MATERIAL_TO_EFFECT_MAP</text:span><text:span text:style-name="T4">.entrySet()) {<text:line-break/> <text:s text:c="11"/>RegistryEntry&lt;ArmorMaterial&gt; mapArmorMaterial = entry.getKey();<text:line-break/> <text:s text:c="11"/>List&lt;StatusEffectInstance&gt; mapStatusEffects = entry.getValue();<text:line-break/><text:line-break/> <text:s text:c="11"/></text:span><text:span text:style-name="T5">if</text:span><text:span text:style-name="T4">(hasCorrectArmorOn(mapArmorMaterial, player)){<text:line-break/> <text:s text:c="15"/>addStatusEffectForMaterial(player, mapArmorMaterial, mapStatusEffects);<text:line-break/> <text:s text:c="11"/>}<text:line-break/> <text:s text:c="7"/>}<text:line-break/> <text:s text:c="3"/>}<text:line-break/><text:line-break/> <text:s text:c="3"/></text:span><text:span text:style-name="T5">private void </text:span><text:span text:style-name="T10">addStatusEffectForMaterial</text:span><text:span text:style-name="T4">(PlayerEntity player, RegistryEntry&lt;ArmorMaterial&gt; mapArmorMaterial, List&lt;StatusEffectInstance&gt; mapStatusEffect){<text:line-break/> <text:s text:c="7"/></text:span><text:span text:style-name="T5">boolean </text:span><text:span text:style-name="T4">hasPlayerEffect = mapStatusEffect.stream().allMatch(statusEffectInstance -&gt; </text:span><text:soft-page-break/><text:span text:style-name="T12">player</text:span><text:span text:style-name="T4">.hasStatusEffect(statusEffectInstance.getEffectType()));<text:line-break/><text:line-break/> <text:s text:c="7"/></text:span><text:span text:style-name="T5">if</text:span><text:span text:style-name="T4">(hasCorrectArmorOn(mapArmorMaterial, player) &amp;&amp; !hasPlayerEffect){<text:line-break/> <text:s text:c="11"/></text:span><text:span text:style-name="T5">for </text:span><text:span text:style-name="T4">(StatusEffectInstance instance : mapStatusEffect){<text:line-break/> <text:s text:c="15"/>player.addStatusEffect(</text:span><text:span text:style-name="T5">new </text:span><text:span text:style-name="T4">StatusEffectInstance(instance.getEffectType(),<text:line-break/> <text:s text:c="23"/>instance.getDuration(),instance.getAmplifier(), instance.isAmbient(), instance.shouldShowParticles()));<text:line-break/> <text:s text:c="11"/>}<text:line-break/> <text:s text:c="7"/>}<text:line-break/> <text:s text:c="3"/>}<text:line-break/><text:line-break/> <text:s text:c="3"/></text:span><text:span text:style-name="T11">//checks if the player is missing any armor<text:line-break/> <text:s text:c="3"/></text:span><text:span text:style-name="T5">private boolean </text:span><text:span text:style-name="T10">hasFullSuitOfArmorOn</text:span><text:span text:style-name="T4">(PlayerEntity player){<text:line-break/> <text:s text:c="7"/>ItemStack boots = player.getInventory().getArmorStack(</text:span><text:span text:style-name="T17">0</text:span><text:span text:style-name="T4">);<text:line-break/> <text:s text:c="7"/>ItemStack leggings = player.getInventory().getArmorStack(</text:span><text:span text:style-name="T17">1</text:span><text:span text:style-name="T4">);<text:line-break/> <text:s text:c="7"/>ItemStack breastplate = player.getInventory().getArmorStack(</text:span><text:span text:style-name="T17">2</text:span><text:span text:style-name="T4">);<text:line-break/> <text:s text:c="7"/>ItemStack helmet = player.getInventory().getArmorStack(</text:span><text:span text:style-name="T17">3</text:span><text:span text:style-name="T4">);<text:line-break/><text:line-break/> <text:s text:c="7"/></text:span><text:span text:style-name="T11">//only returns true if the player has all armor on<text:line-break/> <text:s text:c="7"/></text:span><text:span text:style-name="T5">return </text:span><text:span text:style-name="T4">!boots.isEmpty() &amp;&amp; !helmet.isEmpty() &amp;&amp; !breastplate.isEmpty() &amp;&amp; !leggings.isEmpty();<text:line-break/> <text:s text:c="3"/>}<text:line-break/><text:line-break/> <text:s text:c="3"/></text:span><text:span text:style-name="T11">//Checks if the player has the correct set of armor on<text:line-break/> <text:s text:c="3"/></text:span><text:span text:style-name="T5">private boolean </text:span><text:span text:style-name="T10">hasCorrectArmorOn</text:span><text:span text:style-name="T4">(RegistryEntry&lt;ArmorMaterial&gt; material, PlayerEntity player){<text:line-break/> <text:s text:c="7"/></text:span><text:span text:style-name="T5">for</text:span><text:span text:style-name="T4">(ItemStack armorStack:player.getInventory().</text:span><text:span text:style-name="T12">armor</text:span><text:span text:style-name="T4">){<text:line-break/> <text:s text:c="11"/></text:span><text:span text:style-name="T5">if</text:span><text:span text:style-name="T4">(!(armorStack.getItem() </text:span><text:span text:style-name="T5">instanceof </text:span><text:span text:style-name="T4">ArmorItem)){<text:line-break/> <text:s text:c="15"/></text:span><text:span text:style-name="T5">return false</text:span><text:span text:style-name="T4">; </text:span><text:span text:style-name="T11">//if there is no armor return false<text:line-break/> <text:s text:c="11"/></text:span><text:span text:style-name="T4">}<text:line-break/> <text:s text:c="7"/>}<text:line-break/> <text:s text:c="7"/></text:span><text:span text:style-name="T11">//get each armor item<text:line-break/> <text:s text:c="7"/></text:span><text:span text:style-name="T4">ArmorItem boots = ((ArmorItem) player.getInventory().getArmorStack(</text:span><text:span text:style-name="T17">0</text:span><text:span text:style-name="T4">).getItem());<text:line-break/> <text:s text:c="7"/>ArmorItem leggings = ((ArmorItem) player.getInventory().getArmorStack(</text:span><text:span text:style-name="T17">1</text:span><text:span text:style-name="T4">).getItem());<text:line-break/> <text:s text:c="7"/>ArmorItem breastplate = ((ArmorItem) player.getInventory().getArmorStack(</text:span><text:span text:style-name="T17">2</text:span><text:span text:style-name="T4">).getItem());<text:line-break/> <text:s text:c="7"/>ArmorItem helmet = ((ArmorItem) player.getInventory().getArmorStack(</text:span><text:span text:style-name="T17">3</text:span><text:span text:style-name="T4">).getItem());<text:line-break/><text:line-break/> <text:s text:c="7"/></text:span><text:span text:style-name="T11">//only return true if all armor pieces are made of the provided material<text:line-break/> <text:s text:c="7"/></text:span><text:span text:style-name="T5">return </text:span><text:span text:style-name="T4">helmet.getMaterial() == material &amp;&amp; breastplate.getMaterial() == material &amp;&amp; leggings.getMaterial() == material &amp;&amp; boots.getMaterial() == material;<text:line-break/> <text:s text:c="3"/>}<text:line-break/><text:line-break/>}</text:span></text:p>
          </table:table-cell>
        </table:table-row>
      </table:table>
      <text:p text:style-name="P94"/>
      <text:p text:style-name="P94">To make it useable, ensure atLeast one of the armor pieces in the armor set is registered as type ModArmorItem.</text:p>
      <text:p text:style-name="P94"/>
      <text:h text:style-name="P95" text:outline-level="2">19: Custom Horse Armor</text:h>
      <text:p text:style-name="P94">Video: <text:a xlink:type="simple" xlink:href="https://www.youtube.com/watch?v=I1ju3axZlAI" text:style-name="Internet_20_link" text:visited-style-name="Visited_20_Internet_20_Link">Click Here</text:a> </text:p>
      <text:p text:style-name="P9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5T23:40:05.971351500</dc:date>
    <meta:editing-duration>P1DT5H43M40S</meta:editing-duration>
    <meta:editing-cycles>31</meta:editing-cycles>
    <meta:document-statistic meta:table-count="57" meta:image-count="3" meta:object-count="0" meta:page-count="38" meta:paragraph-count="270" meta:word-count="4144" meta:character-count="48735" meta:non-whitespace-character-count="40054"/>
  </office:meta>
</office:document-meta>
</file>